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2pt solid #FFFFFF" fo:background-color="#D9D9D9"/>
    </style:style>
    <style:style style:name="ce6" style:family="table-cell" style:parent-style-name="Default" style:data-style-name="N0">
      <style:table-cell-properties fo:border-top="none" fo:border-bottom="none" fo:border-left="2pt solid #FFFFFF" fo:border-right="none" style:vertical-align="automatic" fo:background-color="#D9D9D9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FFFFFF" fo:border-left="none" fo:border-right="2pt solid #FFFFFF" style:vertical-align="automatic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FFFFFF" fo:border-left="2pt solid #FFFFFF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FFFFFF"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FFFFFF" fo:border-right="none"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445cm" style:use-optimal-column-width="true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6.64104166666667cm"/>
    </style:style>
    <style:style style:name="co7" style:family="table-column">
      <style:table-column-properties fo:break-before="auto" style:column-width="0.3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ies" table:style-name="ta1">
        <table:table-column table:style-name="co1" table:number-columns-repeated="4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number-columns-repeated="4"/>
          <table:table-cell office:value-type="string" table:style-name="ce3">
            <text:p>Category</text:p>
          </table:table-cell>
          <table:table-cell office:value-type="string" table:style-name="ce1">
            <text:p>Count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...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.NET Framewor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.Q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.htacce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0815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100 door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1680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1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1С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360 Assembl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360 Assembly‏‎</text:p>
          </table:table-cell>
          <table:table-cell office:value-type="float" office:value="171" table:style-name="ce1">
            <text:p>1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360 Assembly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360 Assembly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3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4D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4DOS Batch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4DOS Batch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4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4Tes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502 Assembly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502 Assembly User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502 assembl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5C02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8000 Assembly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8000 Assembly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8000 Assembly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800 Assembly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6800 Assembly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386 Assembly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386 Assembly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386 Assembly User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51 Assembly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51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80 Assembly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80 Assembly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86 Assembly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86 Assembly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86 Assembly User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0x86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 1/2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th‏‎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8th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99 Bottles of Be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+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BAP‏‎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BAP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BAP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B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L2‏‎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L2/Omit‏‎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L2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L2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P and PAR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HK XPat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-M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0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0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‏‎</text:p>
          </table:table-cell>
          <table:table-cell office:value-type="float" office:value="535" table:style-name="ce1">
            <text:p>5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/Omi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 Implementation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68 related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 W‏‎</text:p>
          </table:table-cell>
          <table:table-cell office:value-type="float" office:value="143" table:style-name="ce1">
            <text:p>1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P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SI 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SI Standard BASIC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TL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L‏‎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L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L User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L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M Assembly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M Assembly Use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WE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M x86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.Ne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.Net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/ASP.Ne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TS‏‎</text:p>
          </table:table-cell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VR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‏‎</text:p>
          </table:table-cell>
          <table:table-cell office:value-type="float" office:value="410" table:style-name="ce1">
            <text:p>4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/Omit‏‎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 Implementation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 User‏‎</text:p>
          </table:table-cell>
          <table:table-cell office:value-type="float" office:value="52" table:style-name="ce1">
            <text:p>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 related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on!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onScript‏‎</text:p>
          </table:table-cell>
          <table:table-cell office:value-type="float" office:value="121" table:style-name="ce1">
            <text:p>1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onScript User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veSuppor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ve Directory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tive Directory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curity Architec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‏‎</text:p>
          </table:table-cell>
          <table:table-cell office:value-type="float" office:value="648" table:style-name="ce1">
            <text:p>6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.Containers.Doubly Linked Lis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.Containers.Vecto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/Omit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Socke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 Implementation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 User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 Vers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a related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ding Conte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dvP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-stdlib v0.13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2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2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2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d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ena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en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gilent VE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ikido‏‎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ikido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ime‏‎</text:p>
          </table:table-cell>
          <table:table-cell office:value-type="float" office:value="140" table:style-name="ce1">
            <text:p>1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a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l-60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gorithm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ice 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ice M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l symbo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ore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lternative Implementa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bientTalk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bientTalk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bient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bientTalk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igaE‏‎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igaE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migaE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gel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gula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ima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si-termina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si ter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swer Set Programmi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tLang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tLa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nyway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A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Commons I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Commons La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Derb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Derb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HTTP Serv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Tomca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ache commons-csv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ex‏‎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ex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ex User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 Invento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cript‏‎</text:p>
          </table:table-cell>
          <table:table-cell office:value-type="float" office:value="214" table:style-name="ce1">
            <text:p>2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cript Toolbox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cript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oft BASIC‏‎</text:p>
          </table:table-cell>
          <table:table-cell office:value-type="float" office:value="129" table:style-name="ce1">
            <text:p>1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oft BASIC/Omit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oft BASIC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oft BASIC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esoft BASIC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ication Mast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plication Mast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pric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bitrary precision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br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c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endelle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gile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ithmetic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rithmetic operations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cii Mandlebr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ectC+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ectJ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pectJ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er DEC PDP11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er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er language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er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y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y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sembly User‏‎</text:p>
          </table:table-cell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tro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tr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symptote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tmel AVR Assemb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tmel AVR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rel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‏‎</text:p>
          </table:table-cell>
          <table:table-cell office:value-type="float" office:value="621" table:style-name="ce1">
            <text:p>6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/Omi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Implementation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Originated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User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relate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It‏‎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It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Wi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utohotkey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wk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xe‏‎</text:p>
          </table:table-cell>
          <table:table-cell office:value-type="float" office:value="93" table:style-name="ce1">
            <text:p>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xe/Omit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Ax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e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e related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iom‏‎</text:p>
          </table:table-cell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iom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iom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iom related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Axum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-Prolog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4J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4J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H</text:p>
          </table:table-cell>
          <table:table-cell office:value-type="string" table:style-name="ce1">
            <text:p>feat. sed &amp; tr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BASIC‏‎</text:p>
          </table:table-cell>
          <table:table-cell office:value-type="float" office:value="259" table:style-name="ce1">
            <text:p>25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/Omit‏‎</text:p>
          </table:table-cell>
          <table:table-cell office:value-type="float" office:value="21" table:style-name="ce1">
            <text:p>2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256‏‎</text:p>
          </table:table-cell>
          <table:table-cell office:value-type="float" office:value="44" table:style-name="ce1">
            <text:p>4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256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SIC Commodore PE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SIC Implementations‏‎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SIC User‏‎</text:p>
          </table:table-cell>
          <table:table-cell office:value-type="float" office:value="118" table:style-name="ce1">
            <text:p>1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SIC related‏‎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‏‎</text:p>
          </table:table-cell>
          <table:table-cell office:value-type="float" office:value="559" table:style-name="ce1">
            <text:p>5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/Omit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BC Basic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PL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PL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AST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ML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P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SD libc‏‎</text:p>
          </table:table-cell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Con‏‎</text:p>
          </table:table-cell>
          <table:table-cell office:value-type="float" office:value="113" table:style-name="ce1">
            <text:p>11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Con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bel‏‎</text:p>
          </table:table-cell>
          <table:table-cell office:value-type="float" office:value="37" table:style-name="ce1">
            <text:p>3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bel</text:p>
          </table:table-cell>
          <table:table-cell office:value-type="string" table:style-name="ce1">
            <text:p>library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Bash‏‎</text:p>
          </table:table-cell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h User‏‎</text:p>
          </table:table-cell>
          <table:table-cell office:value-type="float" office:value="41" table:style-name="ce1">
            <text:p>4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h scripting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 Data Operations‏‎</text:p>
          </table:table-cell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 Plus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 bitmap storage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sic language learning‏‎</text:p>
          </table:table-cell>
          <table:table-cell office:value-type="float" office:value="87" table:style-name="ce1">
            <text:p>8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tch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Batch File‏‎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tch File/Omit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tch File User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tch fi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tch fil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attlesta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‏‎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/Omit‏‎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 -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cprov-jdk15on-150.ja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eswax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eswa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‏‎</text:p>
          </table:table-cell>
          <table:table-cell office:value-type="float" office:value="130" table:style-name="ce1">
            <text:p>1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/Omi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 93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 User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funge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eta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ferno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ferno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fern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ferno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gint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nFile Xt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ode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og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tbucket.org/rj/xmldom-g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itwise oper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as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ast/Omit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as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aze-ht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itz++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itzMax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litzMa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st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st.Lambd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st.Spir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st.uBLA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ost 1.42 or high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rdeaux Thread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ri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uncyCastl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urne Shel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ourne Shel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c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c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cmat‏‎</text:p>
          </table:table-cell>
          <table:table-cell office:value-type="float" office:value="287" table:style-name="ce1">
            <text:p>2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cmat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inf***‏‎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inf***/Omit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inf*** Implementations‏‎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inf*** User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inf*** related‏‎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nch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t‏‎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t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at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lcad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lcad/Omit‏‎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rlca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urlesque‏‎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urlesqu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urlesqu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Burlesqu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‏‎</text:p>
          </table:table-cell>
          <table:table-cell office:value-type="float" office:value="877" table:style-name="ce1">
            <text:p>8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‏‎</text:p>
          </table:table-cell>
          <table:table-cell office:value-type="float" office:value="671" table:style-name="ce1">
            <text:p>6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/CLI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/CLI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/Omi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17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 Implementations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 User‏‎</text:p>
          </table:table-cell>
          <table:table-cell office:value-type="float" office:value="264" table:style-name="ce1">
            <text:p>2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++ related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/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/C++/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/Omit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0H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0H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0H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0H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1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1R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1R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PI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SIO FX-702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B80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B80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FFI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F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mg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-FA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-OpenG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-PPC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M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S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ST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Make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Make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Make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‏‎</text:p>
          </table:table-cell>
          <table:table-cell office:value-type="float" office:value="262" table:style-name="ce1">
            <text:p>2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 User‏‎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.ah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A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H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S3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S User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Thread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Implementation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Runtim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ell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ell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User‏‎</text:p>
          </table:table-cell>
          <table:table-cell office:value-type="float" office:value="375" table:style-name="ce1">
            <text:p>3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examples needing attention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relate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‏‎</text:p>
          </table:table-cell>
          <table:table-cell office:value-type="float" office:value="641" table:style-name="ce1">
            <text:p>6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/Omi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 User‏‎</text:p>
          </table:table-cell>
          <table:table-cell office:value-type="float" office:value="114" table:style-name="ce1">
            <text:p>1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harp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 standard libra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ché ObjectScript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ché Object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feOBJ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ir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l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-sh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mlzi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pability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rdina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rd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se Sensitivit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sio BASI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a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duc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eci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ellular automata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eylon‏‎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apel‏‎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ape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ecksums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ef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ef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emist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inese Pytho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ron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hucK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lk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lk+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lk++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lk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ilk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-ppcr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-serializ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rified and Needing Review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rify task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r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sse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ssic CS problem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ssic CS problems and programs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y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a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ean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per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per/XBase++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per/XBas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ipper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j-figle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j-htt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j-tim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‏‎</text:p>
          </table:table-cell>
          <table:table-cell office:value-type="float" office:value="570" table:style-name="ce1">
            <text:p>5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-jn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.data.generato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.data.x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.math.combinatoric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.x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/Omit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 User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jurewerkz/mone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ser to MO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sest pair problem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osure X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lpf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o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ra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bweb-g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co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depad languages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ffeeScript‏‎</text:p>
          </table:table-cell>
          <table:table-cell office:value-type="float" office:value="214" table:style-name="ce1">
            <text:p>2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ffeeScript User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ffeeScript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dFusion‏‎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dFusion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Collection Members‏‎</text:p>
          </table:table-cell>
          <table:table-cell office:value-type="float" office:value="174" table:style-name="ce1">
            <text:p>1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lision detec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oram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or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lumn Align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Dispatc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al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bina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bination puzzl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from0x10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efrom0x10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andLine Xtra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dore BASIC‏‎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dore BASIC/Omit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dore BASI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 Lisp‏‎</text:p>
          </table:table-cell>
          <table:table-cell office:value-type="float" office:value="650" table:style-name="ce1">
            <text:p>6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 Lisp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 Lisp User‏‎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 Lisp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mon Lisp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pilers and Interpreters‏‎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ponent Pascal‏‎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ponent Pasca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press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mputer/zero Assembly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currency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ditional Structure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ditional loop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sol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straint Handling Rul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straints as functions solu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structive Solid Geometry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tinua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tn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trol Structure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nway's Game of Lif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q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q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r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ou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ack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ack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ack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eative Basic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im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itcl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pto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pto Xt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ptonit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stal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sta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rysta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h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harp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std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typ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bescrip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l Xtra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ry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ry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r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ry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urse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x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xml-st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Cyc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‏‎</text:p>
          </table:table-cell>
          <table:table-cell office:value-type="float" office:value="857" table:style-name="ce1">
            <text:p>8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/Omit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B2 UD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B2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B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333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L‏‎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L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DN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C BASIC-PLU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F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V Games Studi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V Games Studi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M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M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O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O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RAKMA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UP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U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WScript‏‎</text:p>
          </table:table-cell>
          <table:table-cell office:value-type="float" office:value="104" table:style-name="ce1">
            <text:p>1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WScript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WScript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 User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fny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fn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o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rt‏‎</text:p>
          </table:table-cell>
          <table:table-cell office:value-type="float" office:value="72" table:style-name="ce1">
            <text:p>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rt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r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.Numbers.Prim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 Encryption Standar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 Structures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baseLink`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base oper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lo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log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lo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alog relat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ate and time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‏‎</text:p>
          </table:table-cell>
          <table:table-cell office:value-type="float" office:value="50" table:style-name="ce1">
            <text:p>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/Omit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c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dat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ad categorie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e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finition of ways to nes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lphi‏‎</text:p>
          </table:table-cell>
          <table:table-cell office:value-type="float" office:value="253" table:style-name="ce1">
            <text:p>2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lphi StdCtrls, Classes, SysUtils, StrUtils, Contn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lphi User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lug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relic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tai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vil-PER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eviousYar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glu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agram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ese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gital signal processi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nesman's multiple-dwelling problem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screte math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ispla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odo0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raft Programming Tasks‏‎</text:p>
          </table:table-cell>
          <table:table-cell office:value-type="float" office:value="206" table:style-name="ce1">
            <text:p>2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roop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.NE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.NET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.NE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.NET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yla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‏‎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Déjà Vu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‏‎</text:p>
          </table:table-cell>
          <table:table-cell office:value-type="float" office:value="272" table:style-name="ce1">
            <text:p>2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-X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/Omit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1071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L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MA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DSAC order code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DSAC order cod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L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L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L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LA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RE‏‎</text:p>
          </table:table-cell>
          <table:table-cell office:value-type="float" office:value="183" table:style-name="ce1">
            <text:p>1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SQ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2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 examples needing attention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aselS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asypl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asytrieve+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er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hoLisp‏‎</text:p>
          </table:table-cell>
          <table:table-cell office:value-type="float" office:value="304" table:style-name="ce1">
            <text:p>3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hoLis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hoLisp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ho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cholisp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d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dito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ero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fene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fen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fen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ison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gison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iffel‏‎</text:p>
          </table:table-cell>
          <table:table-cell office:value-type="float" office:value="151" table:style-name="ce1">
            <text:p>1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iffel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iffe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iffel Use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iffe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a‏‎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a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astiC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ectronic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ena‏‎</text:p>
          </table:table-cell>
          <table:table-cell office:value-type="float" office:value="237" table:style-name="ce1">
            <text:p>2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en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en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en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isa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ixir‏‎</text:p>
          </table:table-cell>
          <table:table-cell office:value-type="float" office:value="513" table:style-name="ce1">
            <text:p>5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ixir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m‏‎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l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macs Lisp‏‎</text:p>
          </table:table-cell>
          <table:table-cell office:value-type="float" office:value="117" table:style-name="ce1">
            <text:p>1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macs Lisp User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mbedded C for AVR MCU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mergence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ncoding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ncryption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ncyclopedia‏‎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ntrop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nvironment variabl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‏‎</text:p>
          </table:table-cell>
          <table:table-cell office:value-type="float" office:value="485" table:style-name="ce1">
            <text:p>4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/Omi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 User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 digrap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rlang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soteric Languages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G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WinGUI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l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ler Math Toolbox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ler Math Toolbox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phoria‏‎</text:p>
          </table:table-cell>
          <table:table-cell office:value-type="float" office:value="232" table:style-name="ce1">
            <text:p>2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phoria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uphoria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ample attention templates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ample description template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amples needing attention‏‎</text:p>
          </table:table-cell>
          <table:table-cell office:value-type="float" office:value="599" table:style-name="ce1">
            <text:p>5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l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l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l VB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cessively difficult task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ution metho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ution method/Compiled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ution method/Compiled/Bytecode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ution method/Compiled/Machine code‏‎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ecution method/Interpreted‏‎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pec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xtended BrainF***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Ezhil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-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SE‏‎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SE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S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US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BSL‏‎</text:p>
          </table:table-cell>
          <table:table-cell office:value-type="float" office:value="56" table:style-name="ce1">
            <text:p>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BS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L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LTK4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CAL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IV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I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P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SC Assemb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ZE BASIC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ZE BASIC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‏‎</text:p>
          </table:table-cell>
          <table:table-cell office:value-type="float" office:value="467" table:style-name="ce1">
            <text:p>4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 User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 sharp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i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tor‏‎</text:p>
          </table:table-cell>
          <table:table-cell office:value-type="float" office:value="348" table:style-name="ce1">
            <text:p>3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tor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tor User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tori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cts/speech-synthesi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con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con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lcon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cy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c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tom‏‎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tom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antom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ature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atureC+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lix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li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rit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xl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ex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fid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bonacci sequenc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eld knowledge needed/X11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eld knowledge needed/X11/Common 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eld knowledge needed/X11/Pyth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eld knowledge needed/efficienc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eld knowledge needed/efficiency/Common 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leMaker Pr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le System Operation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le handling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le modification tim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nancial oper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sh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sh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sh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sh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izzBuzz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l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estfi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mal power seri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mulaOn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‏‎</text:p>
          </table:table-cell>
          <table:table-cell office:value-type="float" office:value="434" table:style-name="ce1">
            <text:p>4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 Foundation Library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 Implementations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 Scientific Library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 User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h related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‏‎</text:p>
          </table:table-cell>
          <table:table-cell office:value-type="float" office:value="549" table:style-name="ce1">
            <text:p>5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/Omit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77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77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95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95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User‏‎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an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rtres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oxPro 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actal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BASIC‏‎</text:p>
          </table:table-cell>
          <table:table-cell office:value-type="float" office:value="458" table:style-name="ce1">
            <text:p>4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BASIC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Imag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Ma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T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 Pascal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e Pasca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ge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eg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CAS,Axiom,OpenAxiom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CAS,Axiom,OpenAxiom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endly interactive shell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endly interactive shel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nk‏‎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ink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rontpage widget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nL‏‎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nctiona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nctions and subroutines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rryScrip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rry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thark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thar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tureBasic‏‎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ture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Fuze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'M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BA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P‏‎</text:p>
          </table:table-cell>
          <table:table-cell office:value-type="float" office:value="159" table:style-name="ce1">
            <text:p>1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P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P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P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DI+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DIP‏‎</text:p>
          </table:table-cell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DI</text:p>
          </table:table-cell>
          <table:table-cell office:value-type="string" table:style-name="ce1">
            <text:p>System.Drawing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GDL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D Graphics Library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EORGE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FA Basic‏‎</text:p>
          </table:table-cell>
          <table:table-cell office:value-type="float" office:value="18" table:style-name="ce1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FA Basic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Basic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SL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S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U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UT‏‎</text:p>
          </table:table-cell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Lib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ML‏‎</text:p>
          </table:table-cell>
          <table:table-cell office:value-type="float" office:value="34" table:style-name="ce1">
            <text:p>3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GM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ML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M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MP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AT RT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 AP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 Compiler Collection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 Scientific Library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P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TK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TK2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UI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UISS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UISS/Omit‏‎</text:p>
          </table:table-cell>
          <table:table-cell office:value-type="float" office:value="270" table:style-name="ce1">
            <text:p>2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UI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W-BASIC‏‎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W-BASIC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W-BASIC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Widget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Widgetstcl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XU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bas‏‎</text:p>
          </table:table-cell>
          <table:table-cell office:value-type="float" office:value="171" table:style-name="ce1">
            <text:p>1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bas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ba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e engin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mes‏‎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/Allowed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/No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/Reference Counti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/Reference counting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rbage collection/Yes‏‎</text:p>
          </table:table-cell>
          <table:table-cell office:value-type="float" office:value="134" table:style-name="ce1">
            <text:p>1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stona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uche Schem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auche Schem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dk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cho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cho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cho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cho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ma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m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neXu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ntee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nyri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ometric Primitiv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ometric Subtrac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eometry‏‎</text:p>
          </table:table-cell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gplot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MLit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ago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e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ee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ib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immr Drawing Commands by Erik Temp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los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m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plot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plot/Omit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nuplot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‏‎</text:p>
          </table:table-cell>
          <table:table-cell office:value-type="float" office:value="829" table:style-name="ce1">
            <text:p>8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!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-SD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-gtk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/Omit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Fish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User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 sub-repositorie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fScript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f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fscript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fscript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fscript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lo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m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num/plo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o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su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osu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aphics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aphics algorithm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eatest common diviso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een sho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i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idScrip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idscrip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oovy‏‎</text:p>
          </table:table-cell>
          <table:table-cell office:value-type="float" office:value="391" table:style-name="ce1">
            <text:p>3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oovy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oovy User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roovy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tk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tk2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GtkAda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Gtk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2 Database Engin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G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LA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LA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LS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PPP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PP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Q9+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Q9+ Implementation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Q9+ User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Q9+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Q9+ related‏‎</text:p>
          </table:table-cell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‏‎</text:p>
          </table:table-cell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/Omit‏‎</text:p>
          </table:table-cell>
          <table:table-cell office:value-type="float" office:value="18" table:style-name="ce1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5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5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</text:p>
          </table:table-cell>
          <table:table-cell office:value-type="string" table:style-name="ce1">
            <text:p>and CSS) User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HTML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 User‏‎</text:p>
          </table:table-cell>
          <table:table-cell office:value-type="float" office:value="52" table:style-name="ce1">
            <text:p>5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ML related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TP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TP/Tiny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TTP XML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ack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alon‏‎</text:p>
          </table:table-cell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Handicap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rbour‏‎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rbour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rdware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rtmann Pipelines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h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‏‎</text:p>
          </table:table-cell>
          <table:table-cell office:value-type="float" office:value="810" table:style-name="ce1">
            <text:p>8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/Omit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 User‏‎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skell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xe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axe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ello world/Tex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er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icEst‏‎</text:p>
          </table:table-cell>
          <table:table-cell office:value-type="float" office:value="156" table:style-name="ce1">
            <text:p>1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icEs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igher-order func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mpf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olyC‏‎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oon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op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op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pric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sta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ttp-clie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ttp-condu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ttpsen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uginn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ugin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unt The Wumpu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y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ybri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yperCar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yperTalk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HyperTalk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‏‎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860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BM Enterprise COBOL for z/O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BM assembler and macro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L‏‎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MS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P80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P80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UP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UPLua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WBASIC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‏‎</text:p>
          </table:table-cell>
          <table:table-cell office:value-type="float" office:value="531" table:style-name="ce1">
            <text:p>5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/Omit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Templat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 Programming Library‏‎</text:p>
          </table:table-cell>
          <table:table-cell office:value-type="float" office:value="119" table:style-name="ce1">
            <text:p>1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 User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 examples needing attention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con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dris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fthe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ag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ageMagi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age processing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ag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lib2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pl needed‏‎</text:p>
          </table:table-cell>
          <table:table-cell office:value-type="float" office:value="153" table:style-name="ce1">
            <text:p>1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mplementations‏‎</text:p>
          </table:table-cell>
          <table:table-cell office:value-type="float" office:value="409" table:style-name="ce1">
            <text:p>4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cant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erno Shel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 6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 7‏‎</text:p>
          </table:table-cell>
          <table:table-cell office:value-type="float" office:value="46" table:style-name="ce1">
            <text:p>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 7/Omi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 7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ix 4G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nformix 4G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itialization‏‎</text:p>
          </table:table-cell>
          <table:table-cell office:value-type="float" office:value="18" table:style-name="ce1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itlib‏‎</text:p>
          </table:table-cell>
          <table:table-cell office:value-type="float" office:value="28" table:style-name="ce1">
            <text:p>28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put Output‏‎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calc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 BASIC‏‎</text:p>
          </table:table-cell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 BASIC/Omit‏‎</text:p>
          </table:table-cell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 BASIC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 BASIC User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 BASIC related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er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grated Development Environments‏‎</text:p>
          </table:table-cell>
          <table:table-cell office:value-type="float" office:value="19" table:style-name="ce1">
            <text:p>1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rcal‏‎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rnet Protocol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nternet Protocol</text:p>
          </table:table-cell>
          <table:table-cell office:value-type="string" table:style-name="ce1">
            <text:p>Multiprotocol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Io‏‎</text:p>
          </table:table-cell>
          <table:table-cell office:value-type="float" office:value="93" table:style-name="ce1">
            <text:p>9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Io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 relat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ke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k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k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o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ptscrae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ronclad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rrational number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teration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Iwe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‏‎</text:p>
          </table:table-cell>
          <table:table-cell office:value-type="float" office:value="885" table:style-name="ce1">
            <text:p>8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/Omi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MES I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MES II/Rule-based Cellular Automata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MES II/Rule-based Cellular Automat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MES II/Rule-based Cellular Automat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C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CL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N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VIA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ue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uer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/HTML/C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ON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O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cript.NE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n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 User‏‎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baco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ck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ck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cquard Loo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‏‎</text:p>
          </table:table-cell>
          <table:table-cell office:value-type="float" office:value="821" table:style-name="ce1">
            <text:p>8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.i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.time.LocalTim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/Omit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F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FX 1.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FX Scrip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FX Script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Script‏‎</text:p>
          </table:table-cell>
          <table:table-cell office:value-type="float" office:value="590" table:style-name="ce1">
            <text:p>59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Script/Omit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Script Implementations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Script User‏‎</text:p>
          </table:table-cell>
          <table:table-cell office:value-type="float" office:value="230" table:style-name="ce1">
            <text:p>2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avaScript programming language family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Script related‏‎</text:p>
          </table:table-cell>
          <table:table-cell office:value-type="float" office:value="15" table:style-name="ce1">
            <text:p>1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8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Bytecode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History for any class" using Generics‏‎"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Integer with History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User‏‎</text:p>
          </table:table-cell>
          <table:table-cell office:value-type="float" office:value="262" table:style-name="ce1">
            <text:p>26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 related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script/NodeJ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avascript</text:p>
          </table:table-cell>
          <table:table-cell office:value-type="string" table:style-name="ce1">
            <text:p>ES2015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Javascrip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line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oCaml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oCam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Joda Tim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taCod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y‏‎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y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y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oysti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‏‎</text:p>
          </table:table-cell>
          <table:table-cell office:value-type="float" office:value="453" table:style-name="ce1">
            <text:p>4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qsh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on-stat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son-whe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M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doScrip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doScrip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d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icy.Pixe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icyPixel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lia‏‎</text:p>
          </table:table-cell>
          <table:table-cell office:value-type="float" office:value="731" table:style-name="ce1">
            <text:p>7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lia/G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lia/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lia User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Just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‏‎</text:p>
          </table:table-cell>
          <table:table-cell office:value-type="float" office:value="118" table:style-name="ce1">
            <text:p>1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4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X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amailio 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aya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ay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ay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df9 Usercod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df9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eyList Databas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eyList Databasi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eyboard Inpu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eyboard inpu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ingston FORTRAN II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it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it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itte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ixtar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long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lo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napsack Problem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napsack problem/Unbound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nuth's power tre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nsolScript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nsolScript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nsol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nsolScript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rn Shel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rn Shell Use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tlin‏‎</text:p>
          </table:table-cell>
          <table:table-cell office:value-type="float" office:value="936" table:style-name="ce1">
            <text:p>9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Kotli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++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.in.oleum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.in.oleu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PA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C3 Assembly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C3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FE‏‎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FE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FE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LVM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LV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LCODE‏‎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LCOD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LCOD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S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SE64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SE64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SL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S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WP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eX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eX/Omit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eX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eX User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eX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‏‎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 CW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View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lGTK2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bl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dder Log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mbda Prolo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mbda Prolo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mbdatalk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5‏‎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5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 1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 2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 3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 Implementations‏‎</text:p>
          </table:table-cell>
          <table:table-cell office:value-type="float" office:value="433" table:style-name="ce1">
            <text:p>4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 users‏‎</text:p>
          </table:table-cell>
          <table:table-cell office:value-type="float" office:value="475" table:style-name="ce1">
            <text:p>4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nguages by Feature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sso‏‎</text:p>
          </table:table-cell>
          <table:table-cell office:value-type="float" office:value="259" table:style-name="ce1">
            <text:p>2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sso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attic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ess Than 10 Exampl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ess Than 20 Exampl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e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hogho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hogh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X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co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curl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erty BASIC‏‎</text:p>
          </table:table-cell>
          <table:table-cell office:value-type="float" office:value="334" table:style-name="ce1">
            <text:p>3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erty BASIC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erty BASIC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erty BASIC relat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erty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gg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pl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rary/Toolkit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reOffice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reOffice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resolv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tc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xm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bz.s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ght Weight Java Game Libra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ghtning Component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ghtning Design syste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/Omi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Pon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pon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pond/Omit‏‎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lypon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mbo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mbo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go‏‎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go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go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go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gua::EN::Numbers::Ordinat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ked Lis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nu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aac‏‎</text:p>
          </table:table-cell>
          <table:table-cell office:value-type="float" office:value="38" table:style-name="ce1">
            <text:p>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Work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 Implementations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 User‏‎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 related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builder-SD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pbuilder-sd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st processi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ttle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Code‏‎</text:p>
          </table:table-cell>
          <table:table-cell office:value-type="float" office:value="126" table:style-name="ce1">
            <text:p>1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Cod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Scrip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cod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ivewir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-Dash underscore libra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bst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comotive Basic‏‎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comotive Basic/Omit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comotive Basi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ic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ic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o‏‎</text:p>
          </table:table-cell>
          <table:table-cell office:value-type="float" office:value="206" table:style-name="ce1">
            <text:p>2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o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o User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o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talk‏‎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talk/Omit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talk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gtalk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op modifier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op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Scrip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 123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 123 Macro Script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 123 Macro Scripting/Omit‏‎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 123 Macro Scripti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tus Domin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u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o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parall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‏‎</text:p>
          </table:table-cell>
          <table:table-cell office:value-type="float" office:value="569" table:style-name="ce1">
            <text:p>5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/Torc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Crypto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G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Socke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T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a User‏‎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cid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ci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cid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ck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me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sh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ush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LÖVE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4‏‎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4/Omit‏‎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4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680x0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680x0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C OS/X Serv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P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P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‏‎</text:p>
          </table:table-cell>
          <table:table-cell office:value-type="float" office:value="350" table:style-name="ce1">
            <text:p>3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 User‏‎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XScript‏‎</text:p>
          </table:table-cell>
          <table:table-cell office:value-type="float" office:value="115" table:style-name="ce1">
            <text:p>1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rray Snippe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B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B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10 macro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10 macr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F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G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NI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NI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NO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PS Assembly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PS Assembly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PS Assembly User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C Scripting Language‏‎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C Scripting Language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C Scripting Language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C Scripting Languag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XA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/I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/I/Omit‏‎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/I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ite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Lit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M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MIX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MIX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PF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PIF90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P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SQ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SQ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X Basi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 SQ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 SQ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F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F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MPS‏‎</text:p>
          </table:table-cell>
          <table:table-cell office:value-type="float" office:value="105" table:style-name="ce1">
            <text:p>1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MPS/Omi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MPS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chine cod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clisp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gei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intenance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intenance/OmitCategoriesCreated‏‎</text:p>
          </table:table-cell>
          <table:table-cell office:value-type="float" office:value="196" table:style-name="ce1">
            <text:p>1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ke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ke/Omit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k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ke User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k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lbolg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lbolg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le‏‎</text:p>
          </table:table-cell>
          <table:table-cell office:value-type="float" office:value="260" table:style-name="ce1">
            <text:p>2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le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ple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ria Pancott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chab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.Ne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::Compl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::Matri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Cortex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Net.Numeric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Net.Numerics.FShar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 SysUti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ca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‏‎</text:p>
          </table:table-cell>
          <table:table-cell office:value-type="float" office:value="723" table:style-name="ce1">
            <text:p>7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/Omit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 User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l operations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al programming languages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ematics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prog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hprog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lab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plotlib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trices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ud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xima‏‎</text:p>
          </table:table-cell>
          <table:table-cell office:value-type="float" office:value="209" table:style-name="ce1">
            <text:p>2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xima/Omit‏‎</text:p>
          </table:table-cell>
          <table:table-cell office:value-type="float" office:value="97" table:style-name="ce1">
            <text:p>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axima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Memoization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mory managemen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rcury‏‎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rcury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rcury glu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ercury opengl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Card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font‏‎</text:p>
          </table:table-cell>
          <table:table-cell office:value-type="float" office:value="50" table:style-name="ce1">
            <text:p>5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font/Omit‏‎</text:p>
          </table:table-cell>
          <table:table-cell office:value-type="float" office:value="17" table:style-name="ce1">
            <text:p>1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font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l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post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etapost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.XmlHTTP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 .NET Framework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 Foundation Classe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 Parallel Patterns Library</text:p>
          </table:table-cell>
          <table:table-cell office:value-type="string" table:style-name="ce1">
            <text:p>PPL)‏‎"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Microsoft Small Basic‏‎</text:p>
          </table:table-cell>
          <table:table-cell office:value-type="float" office:value="21" table:style-name="ce1">
            <text:p>2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 Solver Foundation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crosoft Super Extended Color BASIC</text:p>
          </table:table-cell>
          <table:table-cell office:value-type="string" table:style-name="ce1">
            <text:p>Tandy Color Computer 3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Migo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MiniZin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niZin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ah‏‎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irell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kLibsd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ch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2‏‎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2/Omit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2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‏‎</text:p>
          </table:table-cell>
          <table:table-cell office:value-type="float" office:value="119" table:style-name="ce1">
            <text:p>1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dula-3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joliciou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nad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n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nicelli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nke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nte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nScrip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n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os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rfa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ve genera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ozart/Oz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pir.NE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sg Xt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t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lti-dimensional geomet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usical Nota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Def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HD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SQL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SQL User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rtleScrip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sqlclie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th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Mythry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/t/roff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/t/roff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S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S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S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S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SL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G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MAKE.EX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QP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/Omi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Arra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SIS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Un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noms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avigation template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curse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a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at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a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at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gative tes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ko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k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merle‏‎</text:p>
          </table:table-cell>
          <table:table-cell office:value-type="float" office:value="150" table:style-name="ce1">
            <text:p>15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merle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merl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.java.dev.sna.SNA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Logo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Logo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Rexx‏‎</text:p>
          </table:table-cell>
          <table:table-cell office:value-type="float" office:value="286" table:style-name="ce1">
            <text:p>2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Rexx/Omit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Rexx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Rexx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wor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work Too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tworking and Web Interaction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wLISP‏‎</text:p>
          </table:table-cell>
          <table:table-cell office:value-type="float" office:value="132" table:style-name="ce1">
            <text:p>1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wLISP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wLisp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ewtonScrip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gin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al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al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a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c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ck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m‏‎</text:p>
          </table:table-cell>
          <table:table-cell office:value-type="float" office:value="527" table:style-name="ce1">
            <text:p>5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m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ro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ue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u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u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i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lohmann::js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de.j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de.j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n-Programming Language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n parametric generato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ort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theory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u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Numpy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ASY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ASYS Assembl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‏‎</text:p>
          </table:table-cell>
          <table:table-cell office:value-type="float" office:value="540" table:style-name="ce1">
            <text:p>5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-Allegr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-Xlib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SD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 Calendar Library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 User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LE Automation Client and Serv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MO Media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C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Cal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Calc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Cal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S/8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S X sha256su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-2‏‎</text:p>
          </table:table-cell>
          <table:table-cell office:value-type="float" office:value="116" table:style-name="ce1">
            <text:p>1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-2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-2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-2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-2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ero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k‏‎</text:p>
          </table:table-cell>
          <table:table-cell office:value-type="float" office:value="258" table:style-name="ce1">
            <text:p>2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I/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Pascal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Pascal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Pasca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Pasca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Pascal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 oriented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‏‎</text:p>
          </table:table-cell>
          <table:table-cell office:value-type="float" office:value="158" table:style-name="ce1">
            <text:p>1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 User‏‎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-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 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ive C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bjec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-cairo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-sf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amlne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cam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cam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cam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cam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tave‏‎</text:p>
          </table:table-cell>
          <table:table-cell office:value-type="float" office:value="306" table:style-name="ce1">
            <text:p>3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tave/Omit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tave Use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ctav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forth‏‎</text:p>
          </table:table-cell>
          <table:table-cell office:value-type="float" office:value="307" table:style-name="ce1">
            <text:p>3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forth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l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mega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nyx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Rexx‏‎</text:p>
          </table:table-cell>
          <table:table-cell office:value-type="float" office:value="216" table:style-name="ce1">
            <text:p>2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Rexx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Rexx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oRexx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C+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C++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CV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Edge/Progress‏‎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Edge/Progre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Edge ABL/Progress 4G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G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GL.pb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G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Lisp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SSL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scad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scad/Omit‏‎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nscad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erating Systems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inions/Short Circu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ptic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acl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der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der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d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dinal numbe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g.scala-lang.xm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rg.xml.sa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verton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xygenBasic‏‎</text:p>
          </table:table-cell>
          <table:table-cell office:value-type="float" office:value="65" table:style-name="ce1">
            <text:p>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xygenBasic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xygene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xygen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‏‎</text:p>
          </table:table-cell>
          <table:table-cell office:value-type="float" office:value="280" table:style-name="ce1">
            <text:p>28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HttpClien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Ozsqlit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I/GP‏‎</text:p>
          </table:table-cell>
          <table:table-cell office:value-type="float" office:value="530" table:style-name="ce1">
            <text:p>5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I/GP/Omit‏‎</text:p>
          </table:table-cell>
          <table:table-cell office:value-type="float" office:value="123" table:style-name="ce1">
            <text:p>1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I/GP User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I/GP examples needing attention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M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DP-11 Assembly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DP-11 Assembly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DP-1 Assemb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DP-8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GF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GUI‏‎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L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P‏‎</text:p>
          </table:table-cell>
          <table:table-cell office:value-type="float" office:value="387" table:style-name="ce1">
            <text:p>3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P-GT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P/Omi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P User‏‎</text:p>
          </table:table-cell>
          <table:table-cell office:value-type="float" office:value="164" table:style-name="ce1">
            <text:p>1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 Assembl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LO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R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R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R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1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I‏‎</text:p>
          </table:table-cell>
          <table:table-cell office:value-type="float" office:value="402" table:style-name="ce1">
            <text:p>4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I User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I examples needing attention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M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SQL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SQL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pgSQ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/pg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U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U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Z/SY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Z/SY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C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IX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V-Ray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V-Ray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PC Assembly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PC Assembl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P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SQ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ges using duplicate arguments in template call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ges with broken file links‏‎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lindrome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nda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ndec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noramic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llel Brute Forc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/By copy-on-writ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/By object referenc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/By reference‏‎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/By value‏‎</text:p>
          </table:table-cell>
          <table:table-cell office:value-type="float" office:value="109" table:style-name="ce1">
            <text:p>1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ameter passing/By value,referenc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r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‏‎</text:p>
          </table:table-cell>
          <table:table-cell office:value-type="float" office:value="429" table:style-name="ce1">
            <text:p>4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/Omit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 User‏‎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 relat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sca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at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loton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loto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loton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ntium Assembly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ntium Assembly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numb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opleCod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opleCod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colation Simul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‏‎</text:p>
          </table:table-cell>
          <table:table-cell office:value-type="float" office:value="787" table:style-name="ce1">
            <text:p>7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Gtk2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Q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SD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Tk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/Wx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5i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5i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6‏‎</text:p>
          </table:table-cell>
          <table:table-cell office:value-type="float" office:value="930" table:style-name="ce1">
            <text:p>9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6 Implementation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6 User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6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6 relate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User‏‎</text:p>
          </table:table-cell>
          <table:table-cell office:value-type="float" office:value="163" table:style-name="ce1">
            <text:p>1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erl modules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ix‏‎</text:p>
          </table:table-cell>
          <table:table-cell office:value-type="float" office:value="683" table:style-name="ce1">
            <text:p>6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ix/Omi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i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ix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obo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oenix numb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p-lda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hysic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a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a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k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oLisp‏‎</text:p>
          </table:table-cell>
          <table:table-cell office:value-type="float" office:value="768" table:style-name="ce1">
            <text:p>7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oLisp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oLisp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c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et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et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ke‏‎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ke Us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st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ixmap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ainTeX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ainTeX/Omit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ainTeX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atform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aying Card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exippus-xpat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orth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l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co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co Crypt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inting devic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ny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ny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ny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p11‏‎</text:p>
          </table:table-cell>
          <table:table-cell office:value-type="float" office:value="96" table:style-name="ce1">
            <text:p>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p11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sible Redundant Templates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Script‏‎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Script/Omit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Script User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greSQ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stgre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tion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tion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ASIC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ASIC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ASIC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ASIC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ASIC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PC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‏‎</text:p>
          </table:table-cell>
          <table:table-cell office:value-type="float" office:value="469" table:style-name="ce1">
            <text:p>4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uild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build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owershell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agmatic directiv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mTria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mary Categorie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me Numbers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mes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morial number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int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DOS‏‎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bability and statistics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cedural programming languag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ces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cessing‏‎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cessing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 life cycl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 options and user interfac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Languag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Tool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Challeng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Languages‏‎</text:p>
          </table:table-cell>
          <table:table-cell office:value-type="float" office:value="678" table:style-name="ce1">
            <text:p>6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Tasks‏‎</text:p>
          </table:table-cell>
          <table:table-cell office:value-type="float" office:value="870" table:style-name="ce1">
            <text:p>8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environment operations‏‎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language concept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languages created in the 20th centu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Arra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Concatenative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Concurrent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Declarative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Distribute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Dynamic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Event-drive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Functional‏‎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Generic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Imperative‏‎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Logic Programming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Message-orien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Modula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Object-oriented‏‎</text:p>
          </table:table-cell>
          <table:table-cell office:value-type="float" office:value="83" table:style-name="ce1">
            <text:p>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Parall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Pattern-matching orien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Procedural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Prototype-orien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Reflective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Tabula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amming paradigm/Tac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es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gre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log‏‎</text:p>
          </table:table-cell>
          <table:table-cell office:value-type="float" office:value="272" table:style-name="ce1">
            <text:p>2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log Implementation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log User‏‎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log relat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perty‏‎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to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rotocolBuff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st-fract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threa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Basic‏‎</text:p>
          </table:table-cell>
          <table:table-cell office:value-type="float" office:value="546" table:style-name="ce1">
            <text:p>5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Basic/Omit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Basic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Basic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LPRI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 Data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e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rity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uzzles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AutoGUI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GTK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Q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Q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Win32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game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pars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re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thon‏‎</text:p>
          </table:table-cell>
          <table:table-cell office:value-type="float" office:value="965" table:style-name="ce1">
            <text:p>9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thon-dateuti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thon-ldap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Python-xcb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-xlib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/Omit‏‎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 Implementations‏‎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 Tkinter module</text:p>
          </table:table-cell>
          <table:table-cell office:value-type="string" table:style-name="ce1">
            <text:p>Tk 8.5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Python User‏‎</text:p>
          </table:table-cell>
          <table:table-cell office:value-type="float" office:value="249" table:style-name="ce1">
            <text:p>24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 related‏‎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thonwi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Pywin32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‏‎</text:p>
          </table:table-cell>
          <table:table-cell office:value-type="float" office:value="16" table:style-name="ce1">
            <text:p>16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'Nia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B.QLB / QBX.QLB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B64‏‎</text:p>
          </table:table-cell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BASIC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BASIC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QBasi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ACKASM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i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i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o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a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ake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ickBASI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ick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ick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Quick Basi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i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Quil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‏‎</text:p>
          </table:table-cell>
          <table:table-cell office:value-type="float" office:value="406" table:style-name="ce1">
            <text:p>4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BF‏‎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HQ9+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RPG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SNUSP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Templates‏‎</text:p>
          </table:table-cell>
          <table:table-cell office:value-type="float" office:value="184" table:style-name="ce1">
            <text:p>1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Templates/Task identifi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Cur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Lbasic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Lbasi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BOL‏‎</text:p>
          </table:table-cell>
          <table:table-cell office:value-type="float" office:value="143" table:style-name="ce1">
            <text:p>1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BOL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BO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ML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‏‎</text:p>
          </table:table-cell>
          <table:table-cell office:value-type="float" office:value="818" table:style-name="ce1">
            <text:p>8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/O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User‏‎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library routines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I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LS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LaB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LaB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Magi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PG‏‎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GIV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GIV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G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L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L/2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L/2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L/2 related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PN</text:p>
          </table:table-cell>
          <table:table-cell office:value-type="string" table:style-name="ce1">
            <text:p>HP-15c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RTL/2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TSL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Unit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 User‏‎</text:p>
          </table:table-cell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a‏‎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R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cket‏‎</text:p>
          </table:table-cell>
          <table:table-cell office:value-type="float" office:value="964" table:style-name="ce1">
            <text:p>9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cket User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cket examples needing atten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dice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nd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nd 0.3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ndom-shuff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ndomness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pidQ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pi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scal‏‎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scal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ster graphics operations‏‎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sterif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tional Arithmetic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ven‏‎</text:p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ven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ytrac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azo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l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l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s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aso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bo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bo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cursion‏‎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cursiv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d‏‎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fa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fa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flec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gular express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mote agent/Simula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questing Conten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source 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tro‏‎</text:p>
          </table:table-cell>
          <table:table-cell office:value-type="float" office:value="111" table:style-name="ce1">
            <text:p>1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tro/Omit‏‎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tr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v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volut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ex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g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gpl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hop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ing‏‎</text:p>
          </table:table-cell>
          <table:table-cell office:value-type="float" office:value="510" table:style-name="ce1">
            <text:p>5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ing examples needing attention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ino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boWa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bo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bot 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boti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bot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setta Code related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outing algorithm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ik's Cub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‏‎</text:p>
          </table:table-cell>
          <table:table-cell office:value-type="float" office:value="848" table:style-name="ce1">
            <text:p>8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-openg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/Gosu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/Omi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/Tk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Gems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 Implementation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 User‏‎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 examples needing attention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 related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 with RSpe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bygem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-length encod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 BASIC‏‎</text:p>
          </table:table-cell>
          <table:table-cell office:value-type="float" office:value="312" table:style-name="ce1">
            <text:p>3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 BASIC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 BASIC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n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‏‎</text:p>
          </table:table-cell>
          <table:table-cell office:value-type="float" office:value="398" table:style-name="ce1">
            <text:p>3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ust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RxMat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-lang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-lang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A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AS‏‎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AS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AS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DL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DL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DL ttf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‏‎</text:p>
          </table:table-cell>
          <table:table-cell office:value-type="float" office:value="39" table:style-name="ce1">
            <text:p>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4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F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G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OL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O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O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LATE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EQ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4‏‎</text:p>
          </table:table-cell>
          <table:table-cell office:value-type="float" office:value="115" table:style-name="ce1">
            <text:p>1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4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4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4 User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4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USP‏‎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USP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USP Implementations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USP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USP related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D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C Assembly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C Assembly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L‏‎</text:p>
          </table:table-cell>
          <table:table-cell office:value-type="float" office:value="51" table:style-name="ce1">
            <text:p>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S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‏‎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/PL-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 Derivative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 Implementation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 User‏‎</text:p>
          </table:table-cell>
          <table:table-cell office:value-type="float" office:value="132" table:style-name="ce1">
            <text:p>1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 related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ite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SEM‏‎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S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L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VG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-Prolog's app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-Prolog's lis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T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ge‏‎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ge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lmon‏‎</text:p>
          </table:table-cell>
          <table:table-cell office:value-type="float" office:value="26" table:style-name="ce1">
            <text:p>26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lmon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lmon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lmon related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ss/SCSS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ther‏‎</text:p>
          </table:table-cell>
          <table:table-cell office:value-type="float" office:value="69" table:style-name="ce1">
            <text:p>6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ther User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atimage.osax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ala‏‎</text:p>
          </table:table-cell>
          <table:table-cell office:value-type="float" office:value="592" table:style-name="ce1">
            <text:p>59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ala.swing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ala/Omit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alaCheck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ala</text:p>
          </table:table-cell>
          <table:table-cell office:value-type="string" table:style-name="ce1">
            <text:p>Alternate version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Scala User‏‎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ala examples needing attention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‏‎</text:p>
          </table:table-cell>
          <table:table-cell office:value-type="float" office:value="351" table:style-name="ce1">
            <text:p>3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/PsTk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/SRFI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 Implementation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 User‏‎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heme related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iPy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ience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ilab‏‎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ilab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ope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ratch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ratch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cratch User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/370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/GML</text:p>
          </table:table-cell>
          <table:table-cell office:value-type="string" table:style-name="ce1">
            <text:p>DCF) User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Script/VS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3D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Basic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 Basic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iptic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crnXtra3 Xtra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dljava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arch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arch and Evalua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curity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d‏‎</text:p>
          </table:table-cell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d/Omit‏‎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d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Sed User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d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d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ed7‏‎</text:p>
          </table:table-cell>
          <table:table-cell office:value-type="float" office:value="407" table:style-name="ce1">
            <text:p>4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ed7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esaw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lection/Short Circuit/Console Program Basic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lf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lf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nse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quenceL‏‎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quenceL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::IntSpa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::IntSpan::Fas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 lang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 la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l4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et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a1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a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erPower 4GL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ll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ll 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ll Scripti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ll Xtra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n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en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iny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oes‏‎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horter Linq solu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def‏‎</text:p>
          </table:table-cell>
          <table:table-cell office:value-type="float" office:value="747" table:style-name="ce1">
            <text:p>7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def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ev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gnal handlin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le‏‎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le-rg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le components for Ada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ledispla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pl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ula‏‎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mula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nclair ZX81 BASIC‏‎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isa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kookumScrip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kookum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late‏‎</text:p>
          </table:table-cell>
          <table:table-cell office:value-type="float" office:value="126" table:style-name="ce1">
            <text:p>1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lat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late examples needing attention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‏‎</text:p>
          </table:table-cell>
          <table:table-cell office:value-type="float" office:value="254" table:style-name="ce1">
            <text:p>2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 Implementation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 User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lltalk relate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rt BASIC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rt BASIC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art BASIC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mileBASIC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abe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ack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ap!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nobo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a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ar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ar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ftbridge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ftware Engineering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d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u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utions by Forma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utions by Library‏‎</text:p>
          </table:table-cell>
          <table:table-cell office:value-type="float" office:value="226" table:style-name="ce1">
            <text:p>2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utions by Programming Language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lutions by Programming Task‏‎</text:p>
          </table:table-cell>
          <table:table-cell office:value-type="float" office:value="400" table:style-name="ce1">
            <text:p>40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neKing Assemb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neKing Assembly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neKing Assembly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rt is destructive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rting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rting Algorithms‏‎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oun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ling‏‎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ling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lin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arkling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ecial variabl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eech synthesi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eedbas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phinx C--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ite-simp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lite3-ruby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quirrel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 ML‏‎</text:p>
          </table:table-cell>
          <table:table-cell office:value-type="float" office:value="190" table:style-name="ce1">
            <text:p>19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 ML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 ML Implementation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 ML User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 ML relat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ndard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ta‏‎</text:p>
          </table:table-cell>
          <table:table-cell office:value-type="float" office:value="185" table:style-name="ce1">
            <text:p>1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ta/Omi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t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teful transac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atic Category Cache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orab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eam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eam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ing algorithm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ing manipulation‏‎</text:p>
          </table:table-cell>
          <table:table-cell office:value-type="float" office:value="44" table:style-name="ce1">
            <text:p>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ing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tring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b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bstitution Template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doku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neido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neido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Collider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Collider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Tal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Tal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base BASI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base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upernov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ft‏‎</text:p>
          </table:table-cell>
          <table:table-cell office:value-type="float" office:value="295" table:style-name="ce1">
            <text:p>2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ft/Omit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ft User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f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ing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wy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msyn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ntax element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Util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Collections.Generi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Draw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I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Linq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Numeric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.Windows.Form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R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Verilog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temVerilog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Sysuti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-SQ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3X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A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A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DOM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58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BASIC‏‎</text:p>
          </table:table-cell>
          <table:table-cell office:value-type="float" office:value="107" table:style-name="ce1">
            <text:p>1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BASIC/Omit‏‎</text:p>
          </table:table-cell>
          <table:table-cell office:value-type="float" office:value="102" table:style-name="ce1">
            <text:p>1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BASIC User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Basic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Hex Assembly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3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9 BASIC‏‎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9 BASIC/Omit‏‎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9 BASIC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-89 BASIC examples needing attention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83+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IScrip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PMS(X)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PP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PP/Omit‏‎</text:p>
          </table:table-cell>
          <table:table-cell office:value-type="float" office:value="45" table:style-name="ce1">
            <text:p>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P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E SAL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E SA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E SA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Q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Q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USCRIPT‏‎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USCRIPT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U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WAPI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XR‏‎</text:p>
          </table:table-cell>
          <table:table-cell office:value-type="float" office:value="139" table:style-name="ce1">
            <text:p>1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XR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ail Recursiv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ango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ba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‏‎</text:p>
          </table:table-cell>
          <table:table-cell office:value-type="float" office:value="918" table:style-name="ce1">
            <text:p>9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/Omit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3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OO‏‎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X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XM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 Implementations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 User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 packages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 related‏‎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lib‏‎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ltes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com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La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X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chBASIC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ch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co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co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mplate documenta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mporal media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radata Stored Procedu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rmca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rminal control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rr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st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st card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st case 4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sting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tri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xt.PhoneticCode.Sounde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xt betwee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ext processing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eseu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in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in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in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istl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istl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rea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yrd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yrd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yr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hyrd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k‏‎</text:p>
          </table:table-cell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kImg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kint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adstoo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ffeeScrip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ka‏‎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k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olBook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ol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rnadoF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rqueScript‏‎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rqueScript/Omi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orqueScript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FORTH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act-SQL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act-SQL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act-SQ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ansact SQ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estl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ith‏‎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ith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ivial-shel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ue BASIC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rue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sq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uring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urtle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welf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TypeScript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eScript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e System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e detec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hecking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hecking/Dynamic‏‎</text:p>
          </table:table-cell>
          <table:table-cell office:value-type="float" office:value="119" table:style-name="ce1">
            <text:p>1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hecking/Dynamic, stat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hecking/No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hecking/Static‏‎</text:p>
          </table:table-cell>
          <table:table-cell office:value-type="float" office:value="102" table:style-name="ce1">
            <text:p>1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/Duck‏‎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/Nomin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/Nominative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/Nominative, Duc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Compatibility/Structural‏‎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Expressi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Expression/Explicit‏‎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Expression/Implicit‏‎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Expression/Partially implici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Gradu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Safe‏‎</text:p>
          </table:table-cell>
          <table:table-cell office:value-type="float" office:value="116" table:style-name="ce1">
            <text:p>1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Soft, weak, meek, firm and strong - depending on context.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Strong‏‎</text:p>
          </table:table-cell>
          <table:table-cell office:value-type="float" office:value="134" table:style-name="ce1">
            <text:p>1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Typing/Strong/weak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Typing/Strong</text:p>
          </table:table-cell>
          <table:table-cell office:value-type="string" table:style-name="ce1">
            <text:p>but regular)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Typing/Unsafe‏‎</text:p>
          </table:table-cell>
          <table:table-cell office:value-type="float" office:value="31" table:style-name="ce1">
            <text:p>3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Typing/Untyped‏‎</text:p>
          </table:table-cell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Typing/Weak‏‎</text:p>
          </table:table-cell>
          <table:table-cell office:value-type="float" office:value="35" table:style-name="ce1">
            <text:p>3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++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BASIC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Basic/4tH‏‎</text:p>
          </table:table-cell>
          <table:table-cell office:value-type="float" office:value="81" table:style-name="ce1">
            <text:p>8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Basic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C++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CSD Pasca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ML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NIX OS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NIX Shell‏‎</text:p>
          </table:table-cell>
          <table:table-cell office:value-type="float" office:value="282" table:style-name="ce1">
            <text:p>28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NIX Shell/Omit‏‎</text:p>
          </table:table-cell>
          <table:table-cell office:value-type="float" office:value="29" table:style-name="ce1">
            <text:p>29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NIX Shell Implementations‏‎</text:p>
          </table:table-cell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UNIX Shell User‏‎</text:p>
          </table:table-cell>
          <table:table-cell office:value-type="float" office:value="122" table:style-name="ce1">
            <text:p>1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 Shell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 Shell related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Script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d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io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iprim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lm's Modula-2 Librar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derscore.j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de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n‏‎</text:p>
          </table:table-cell>
          <table:table-cell office:value-type="float" office:value="589" table:style-name="ce1">
            <text:p>5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n/Omit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n Code Library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n User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con examples needing attention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face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fac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mplemented tasks by language‏‎</text:p>
          </table:table-cell>
          <table:table-cell office:value-type="float" office:value="583" table:style-name="ce1">
            <text:p>5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Pipes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Pipes User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Pipes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 Shel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ix Shel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lambda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lambda/Omit‏‎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nlambd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‏‎</text:p>
          </table:table-cell>
          <table:table-cell office:value-type="float" office:value="112" table:style-name="ce1">
            <text:p>1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la‏‎</text:p>
          </table:table-cell>
          <table:table-cell office:value-type="float" office:value="196" table:style-name="ce1">
            <text:p>1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l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rsala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serAvata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serRP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serRPL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socke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Utility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‏‎</text:p>
          </table:table-cell>
          <table:table-cell office:value-type="float" office:value="40" table:style-name="ce1">
            <text:p>4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AX Assembl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AX Assembly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A Kerne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-DOS, PD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.NET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/VB.Ne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4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5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6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6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A‏‎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A Exce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A User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‏‎</text:p>
          </table:table-cell>
          <table:table-cell office:value-type="float" office:value="266" table:style-name="ce1">
            <text:p>2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 User‏‎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HDL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HDL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HDL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M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Python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R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SAM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ala‏‎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ala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bscript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dit macro language‏‎</text:p>
          </table:table-cell>
          <table:table-cell office:value-type="float" office:value="106" table:style-name="ce1">
            <text:p>1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dit macro languag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rbexx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rilog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rilog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rilog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ersion 2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atron FORTRAN IV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m Script‏‎</text:p>
          </table:table-cell>
          <table:table-cell office:value-type="float" office:value="34" table:style-name="ce1">
            <text:p>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m Script/Omit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m Script User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rtual Machines‏‎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for Applic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‏‎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.NE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.NET‏‎</text:p>
          </table:table-cell>
          <table:table-cell office:value-type="float" office:value="135" table:style-name="ce1">
            <text:p>1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.NET User‏‎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.NET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User‏‎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for Application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Basic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FoxPro‏‎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Objects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Prolog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REALIA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 Studio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sualforce User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ua VM assembly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iua VM 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oice recogni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orpal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Vox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DTE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DT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M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M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PK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Scrip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art‏‎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art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aveform analysi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Assembly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Sphere Application Serv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 68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eb 68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at Rosetta Code Is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enever‏‎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enev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iley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itespace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hitespac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kiStubs‏‎</text:p>
          </table:table-cell>
          <table:table-cell office:value-type="float" office:value="611" table:style-name="ce1">
            <text:p>6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kipediaSourced‏‎</text:p>
          </table:table-cell>
          <table:table-cell office:value-type="float" office:value="101" table:style-name="ce1">
            <text:p>1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kipedia pages with incorrect protection templates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kipedia protected templates‏‎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32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32-util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32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32o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Batc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Sock2.ah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dows 2000 Server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dows Batc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dows Forms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dows Presentation Foundation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inine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 Language‏‎</text:p>
          </table:table-cell>
          <table:table-cell office:value-type="float" office:value="256" table:style-name="ce1">
            <text:p>2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 Language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 Language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 Language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 Linked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framalph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llo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ortel‏‎</text:p>
          </table:table-cell>
          <table:table-cell office:value-type="float" office:value="43" table:style-name="ce1">
            <text:p>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rapl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ren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rote my own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s4ahk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xEuphori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xPython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WxWidget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++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11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86 Assembly‏‎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86 Assembly Implementations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86 Assembly User‏‎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86 Assembly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86 Assembly relate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Base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Base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C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Eec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Emacs Lisp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HTM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LISP‏‎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LISP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Lib, x ,ctype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IDA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‏‎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Write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ML</text:p>
          </table:table-cell>
          <table:table-cell office:value-type="string" table:style-name="ce1">
            <text:p>R)‏‎"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XML User‏‎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CE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L0‏‎</text:p>
          </table:table-cell>
          <table:table-cell office:value-type="float" office:value="305" table:style-name="ce1">
            <text:p>30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L0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L0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ath 2.0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Proc‏‎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Query‏‎</text:p>
          </table:table-cell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Query User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‏‎</text:p>
          </table:table-cell>
          <table:table-cell office:value-type="float" office:value="43" table:style-name="ce1">
            <text:p>43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/Omit‏‎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 1.0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 2.0‏‎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XSLT User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SLT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S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Talk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Talk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Talk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Talk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UL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U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anadu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dotoo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fractin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lib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erl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-ligh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.dat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.traversa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mlpath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ojo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Xtend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AJL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a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acas‏‎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acas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ac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json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rick‏‎</text:p>
          </table:table-cell>
          <table:table-cell office:value-type="float" office:value="41" table:style-name="ce1">
            <text:p>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rick/Omit‏‎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rick User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ur Compiler He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ur Interpreter He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ur Language He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Your Library Her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80A/Omit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80 Assembly‏‎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80 Assembly/Omit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80 Assembly User‏‎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ED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ED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I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PL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PL Implementations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P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PL related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81 Basic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 Spectrum BASIC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 Spectrum Basic‏‎</text:p>
          </table:table-cell>
          <table:table-cell office:value-type="float" office:value="192" table:style-name="ce1">
            <text:p>1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 Spectrum Basic/Omit‏‎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 Spectrum Basic User‏‎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X Spectrum Basic examples needing attention‏‎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 Shel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ebra puzzle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kl‏‎</text:p>
          </table:table-cell>
          <table:table-cell office:value-type="float" office:value="861" table:style-name="ce1">
            <text:p>8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kl/Omit‏‎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kl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lib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onnon‏‎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sh‏‎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Zsh User‏‎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ΜC++‏‎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ΜC++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Аналитик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Глагол User‏‎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table:style-name="ce3">
            <text:p>МiniZinc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МК-61/52‏‎</text:p>
          </table:table-cell>
          <table:table-cell office:value-type="float" office:value="81" table:style-name="ce1">
            <text:p>8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МК-61/52 User‏‎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МК-61/52 examples needing attention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РАЯ</text:p>
          </table:table-cell>
          <table:table-cell office:value-type="string" table:style-name="ce1">
            <text:p>КуМир) User‏‎"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3">
            <text:p>Рапира User‏‎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style-name="ce3">
            <text:p>உயிர்/Uyir‏‎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number-rows-repeated="1045769" table:style-name="ro1">
          <table:table-cell table:number-columns-repeated="16384"/>
        </table:table-row>
      </table:table>
      <table:table table:name="Top25" table:style-name="ta2"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2">
          <table:table-cell table:number-columns-repeated="2"/>
          <table:table-cell office:value-type="string" table:style-name="ce7">
            <text:p>Count</text:p>
          </table:table-cell>
          <table:table-cell office:value-type="string" table:style-name="ce8">
            <text:p>Category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65" table:style-name="ce5">
            <text:p>965</text:p>
          </table:table-cell>
          <table:table-cell office:value-type="string" table:style-name="ce6">
            <text:p>Python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36" table:style-name="ce5">
            <text:p>936</text:p>
          </table:table-cell>
          <table:table-cell office:value-type="string" table:style-name="ce6">
            <text:p>Kotlin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30" table:style-name="ce5">
            <text:p>930</text:p>
          </table:table-cell>
          <table:table-cell office:value-type="string" table:style-name="ce6">
            <text:p>Perl 6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77" table:style-name="ce5">
            <text:p>877</text:p>
          </table:table-cell>
          <table:table-cell office:value-type="string" table:style-name="ce6">
            <text:p>C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48" table:style-name="ce5">
            <text:p>848</text:p>
          </table:table-cell>
          <table:table-cell office:value-type="string" table:style-name="ce6">
            <text:p>Ruby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29" table:style-name="ce5">
            <text:p>829</text:p>
          </table:table-cell>
          <table:table-cell office:value-type="string" table:style-name="ce6">
            <text:p>Go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21" table:style-name="ce5">
            <text:p>821</text:p>
          </table:table-cell>
          <table:table-cell office:value-type="string" table:style-name="ce6">
            <text:p>Java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71" table:style-name="ce5">
            <text:p>671</text:p>
          </table:table-cell>
          <table:table-cell office:value-type="string" table:style-name="ce6">
            <text:p>C++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41" table:style-name="ce5">
            <text:p>641</text:p>
          </table:table-cell>
          <table:table-cell office:value-type="string" table:style-name="ce6">
            <text:p>C sharp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92" table:style-name="ce5">
            <text:p>592</text:p>
          </table:table-cell>
          <table:table-cell office:value-type="string" table:style-name="ce6">
            <text:p>Scala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70" table:style-name="ce5">
            <text:p>570</text:p>
          </table:table-cell>
          <table:table-cell office:value-type="string" table:style-name="ce6">
            <text:p>Clojure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69" table:style-name="ce5">
            <text:p>569</text:p>
          </table:table-cell>
          <table:table-cell office:value-type="string" table:style-name="ce6">
            <text:p>Lua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85" table:style-name="ce5">
            <text:p>485</text:p>
          </table:table-cell>
          <table:table-cell office:value-type="string" table:style-name="ce6">
            <text:p>Erlang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8" table:style-name="ce5">
            <text:p>458</text:p>
          </table:table-cell>
          <table:table-cell office:value-type="string" table:style-name="ce6">
            <text:p>FreeBASIC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29" table:style-name="ce5">
            <text:p>429</text:p>
          </table:table-cell>
          <table:table-cell office:value-type="string" table:style-name="ce6">
            <text:p>Pascal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0" table:style-name="ce5">
            <text:p>410</text:p>
          </table:table-cell>
          <table:table-cell office:value-type="string" table:style-name="ce6">
            <text:p>AWK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91" table:style-name="ce9">
            <text:p>391</text:p>
          </table:table-cell>
          <table:table-cell office:value-type="string" table:style-name="ce10">
            <text:p>Groovy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87" table:style-name="ce5">
            <text:p>387</text:p>
          </table:table-cell>
          <table:table-cell office:value-type="string" table:style-name="ce6">
            <text:p>PHP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6" table:style-name="ce5">
            <text:p>266</text:p>
          </table:table-cell>
          <table:table-cell office:value-type="string" table:style-name="ce6">
            <text:p>VBScript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2" table:style-name="ce5">
            <text:p>262</text:p>
          </table:table-cell>
          <table:table-cell office:value-type="string" table:style-name="ce6">
            <text:p>COBOL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4" table:style-name="ce5">
            <text:p>254</text:p>
          </table:table-cell>
          <table:table-cell office:value-type="string" table:style-name="ce6">
            <text:p>Smalltalk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3" table:style-name="ce5">
            <text:p>253</text:p>
          </table:table-cell>
          <table:table-cell office:value-type="string" table:style-name="ce6">
            <text:p>Delphi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4" table:style-name="ce5">
            <text:p>214</text:p>
          </table:table-cell>
          <table:table-cell office:value-type="string" table:style-name="ce6">
            <text:p>AppleScript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35" table:style-name="ce5">
            <text:p>135</text:p>
          </table:table-cell>
          <table:table-cell office:value-type="string" table:style-name="ce6">
            <text:p>Visual Basic .NET‏‎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21" table:style-name="ce5">
            <text:p>121</text:p>
          </table:table-cell>
          <table:table-cell office:value-type="string" table:style-name="ce6">
            <text:p>ActionScript‏‎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Categories_marked" table:style-name="ta3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Count</text:p>
          </table:table-cell>
          <table:table-cell table:style-name="ce1"/>
          <table:table-cell office:value-type="string" table:style-name="ce3">
            <text:p>Category</text:p>
          </table:table-cell>
          <table:table-cell table:number-columns-repeated="16380" table:style-name="ce1"/>
        </table:table-row>
        <table:table-row table:style-name="ro1" table:visibility="filter">
          <table:table-cell/>
          <table:table-cell office:value-type="string" table:style-name="ce1">
            <text:p>КуМир) User‏‎"</text:p>
          </table:table-cell>
          <table:table-cell table:style-name="ce1"/>
          <table:table-cell office:value-type="string" table:style-name="ce3">
            <text:p>РАЯ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Tk 8.5)‏‎"</text:p>
          </table:table-cell>
          <table:table-cell table:style-name="ce1"/>
          <table:table-cell office:value-type="string" table:style-name="ce3">
            <text:p>Python Tkinter modul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Tandy Color Computer 3)‏‎"</text:p>
          </table:table-cell>
          <table:table-cell table:style-name="ce1"/>
          <table:table-cell office:value-type="string" table:style-name="ce3">
            <text:p>Microsoft Super Extended Color BASIC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System.Drawing)‏‎"</text:p>
          </table:table-cell>
          <table:table-cell table:style-name="ce1"/>
          <table:table-cell office:value-type="string" table:style-name="ce3">
            <text:p>GDI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R)‏‎"</text:p>
          </table:table-cell>
          <table:table-cell table:style-name="ce1"/>
          <table:table-cell office:value-type="string" table:style-name="ce3">
            <text:p>XML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PPL)‏‎"</text:p>
          </table:table-cell>
          <table:table-cell table:style-name="ce1"/>
          <table:table-cell office:value-type="string" table:style-name="ce3">
            <text:p>Microsoft Parallel Patterns Library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Multiprotocol)‏‎"</text:p>
          </table:table-cell>
          <table:table-cell table:style-name="ce1"/>
          <table:table-cell office:value-type="string" table:style-name="ce3">
            <text:p>Internet Protoco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library)‏‎"</text:p>
          </table:table-cell>
          <table:table-cell table:style-name="ce1"/>
          <table:table-cell office:value-type="string" table:style-name="ce3">
            <text:p>Babe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HP-15c)‏‎"</text:p>
          </table:table-cell>
          <table:table-cell table:style-name="ce1"/>
          <table:table-cell office:value-type="string" table:style-name="ce3">
            <text:p>RPN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feat. sed &amp; tr)‏‎"</text:p>
          </table:table-cell>
          <table:table-cell table:style-name="ce1"/>
          <table:table-cell office:value-type="string" table:style-name="ce3">
            <text:p>BASH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ES2015)‏‎"</text:p>
          </table:table-cell>
          <table:table-cell table:style-name="ce1"/>
          <table:table-cell office:value-type="string" table:style-name="ce3">
            <text:p>Javascript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DCF) User‏‎"</text:p>
          </table:table-cell>
          <table:table-cell table:style-name="ce1"/>
          <table:table-cell office:value-type="string" table:style-name="ce3">
            <text:p>Script/GM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but regular)‏‎"</text:p>
          </table:table-cell>
          <table:table-cell table:style-name="ce1"/>
          <table:table-cell office:value-type="string" table:style-name="ce3">
            <text:p>Typing/Strong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and CSS) User‏‎"</text:p>
          </table:table-cell>
          <table:table-cell table:style-name="ce1"/>
          <table:table-cell office:value-type="string" table:style-name="ce3">
            <text:p>HTML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 table:visibility="filter">
          <table:table-cell/>
          <table:table-cell office:value-type="string" table:style-name="ce1">
            <text:p>Alternate version)‏‎"</text:p>
          </table:table-cell>
          <table:table-cell table:style-name="ce1"/>
          <table:table-cell office:value-type="string" table:style-name="ce3">
            <text:p>Scala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965" table:style-name="ce1">
            <text:p>965</text:p>
          </table:table-cell>
          <table:table-cell table:style-name="ce1"/>
          <table:table-cell office:value-type="string" table:style-name="ce3">
            <text:p>Python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964" table:style-name="ce1">
            <text:p>964</text:p>
          </table:table-cell>
          <table:table-cell table:style-name="ce1"/>
          <table:table-cell office:value-type="string" table:style-name="ce3">
            <text:p>Racket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string" table:style-name="ce3">
            <text:p>Kotlin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930" table:style-name="ce1">
            <text:p>930</text:p>
          </table:table-cell>
          <table:table-cell table:style-name="ce1"/>
          <table:table-cell office:value-type="string" table:style-name="ce3">
            <text:p>Perl 6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918" table:style-name="ce1">
            <text:p>918</text:p>
          </table:table-cell>
          <table:table-cell table:style-name="ce1"/>
          <table:table-cell office:value-type="string" table:style-name="ce3">
            <text:p>Tc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85" table:style-name="ce1">
            <text:p>885</text:p>
          </table:table-cell>
          <table:table-cell table:style-name="ce1"/>
          <table:table-cell office:value-type="string" table:style-name="ce3">
            <text:p>J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877" table:style-name="ce1">
            <text:p>877</text:p>
          </table:table-cell>
          <table:table-cell table:style-name="ce1"/>
          <table:table-cell office:value-type="string" table:style-name="ce3">
            <text:p>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70" table:style-name="ce1">
            <text:p>870</text:p>
          </table:table-cell>
          <table:table-cell table:style-name="ce1"/>
          <table:table-cell office:value-type="string" table:style-name="ce3">
            <text:p>Programming Task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3">
            <text:p>Zk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57" table:style-name="ce1">
            <text:p>857</text:p>
          </table:table-cell>
          <table:table-cell table:style-name="ce1"/>
          <table:table-cell office:value-type="string" table:style-name="ce3">
            <text:p>D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848" table:style-name="ce1">
            <text:p>848</text:p>
          </table:table-cell>
          <table:table-cell table:style-name="ce1"/>
          <table:table-cell office:value-type="string" table:style-name="ce3">
            <text:p>Ruby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829" table:style-name="ce1">
            <text:p>829</text:p>
          </table:table-cell>
          <table:table-cell table:style-name="ce1"/>
          <table:table-cell office:value-type="string" table:style-name="ce3">
            <text:p>Go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821" table:style-name="ce1">
            <text:p>821</text:p>
          </table:table-cell>
          <table:table-cell table:style-name="ce1"/>
          <table:table-cell office:value-type="string" table:style-name="ce3">
            <text:p>Jav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18" table:style-name="ce1">
            <text:p>818</text:p>
          </table:table-cell>
          <table:table-cell table:style-name="ce1"/>
          <table:table-cell office:value-type="string" table:style-name="ce3">
            <text:p>REXX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810" table:style-name="ce1">
            <text:p>810</text:p>
          </table:table-cell>
          <table:table-cell table:style-name="ce1"/>
          <table:table-cell office:value-type="string" table:style-name="ce3">
            <text:p>Haskel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787" table:style-name="ce1">
            <text:p>787</text:p>
          </table:table-cell>
          <table:table-cell table:style-name="ce1"/>
          <table:table-cell office:value-type="string" table:style-name="ce3">
            <text:p>Per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768" table:style-name="ce1">
            <text:p>768</text:p>
          </table:table-cell>
          <table:table-cell table:style-name="ce1"/>
          <table:table-cell office:value-type="string" table:style-name="ce3">
            <text:p>PicoLis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747" table:style-name="ce1">
            <text:p>747</text:p>
          </table:table-cell>
          <table:table-cell table:style-name="ce1"/>
          <table:table-cell office:value-type="string" table:style-name="ce3">
            <text:p>Sidef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731" table:style-name="ce1">
            <text:p>731</text:p>
          </table:table-cell>
          <table:table-cell table:style-name="ce1"/>
          <table:table-cell office:value-type="string" table:style-name="ce3">
            <text:p>Juli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723" table:style-name="ce1">
            <text:p>723</text:p>
          </table:table-cell>
          <table:table-cell table:style-name="ce1"/>
          <table:table-cell office:value-type="string" table:style-name="ce3">
            <text:p>Mathematic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83" table:style-name="ce1">
            <text:p>683</text:p>
          </table:table-cell>
          <table:table-cell table:style-name="ce1"/>
          <table:table-cell office:value-type="string" table:style-name="ce3">
            <text:p>Phix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78" table:style-name="ce1">
            <text:p>678</text:p>
          </table:table-cell>
          <table:table-cell table:style-name="ce1"/>
          <table:table-cell office:value-type="string" table:style-name="ce3">
            <text:p>Programming Languages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string" table:style-name="ce3">
            <text:p>C++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50" table:style-name="ce1">
            <text:p>650</text:p>
          </table:table-cell>
          <table:table-cell table:style-name="ce1"/>
          <table:table-cell office:value-type="string" table:style-name="ce3">
            <text:p>Common Lis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48" table:style-name="ce1">
            <text:p>648</text:p>
          </table:table-cell>
          <table:table-cell table:style-name="ce1"/>
          <table:table-cell office:value-type="string" table:style-name="ce3">
            <text:p>Ada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641" table:style-name="ce1">
            <text:p>641</text:p>
          </table:table-cell>
          <table:table-cell table:style-name="ce1"/>
          <table:table-cell office:value-type="string" table:style-name="ce3">
            <text:p>C shar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21" table:style-name="ce1">
            <text:p>621</text:p>
          </table:table-cell>
          <table:table-cell table:style-name="ce1"/>
          <table:table-cell office:value-type="string" table:style-name="ce3">
            <text:p>AutoHotkey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611" table:style-name="ce1">
            <text:p>611</text:p>
          </table:table-cell>
          <table:table-cell table:style-name="ce1"/>
          <table:table-cell office:value-type="string" table:style-name="ce3">
            <text:p>WikiStub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99" table:style-name="ce1">
            <text:p>599</text:p>
          </table:table-cell>
          <table:table-cell table:style-name="ce1"/>
          <table:table-cell office:value-type="string" table:style-name="ce3">
            <text:p>Examples needing attention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592" table:style-name="ce1">
            <text:p>592</text:p>
          </table:table-cell>
          <table:table-cell table:style-name="ce1"/>
          <table:table-cell office:value-type="string" table:style-name="ce3">
            <text:p>Scal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90" table:style-name="ce1">
            <text:p>590</text:p>
          </table:table-cell>
          <table:table-cell table:style-name="ce1"/>
          <table:table-cell office:value-type="string" table:style-name="ce3">
            <text:p>JavaScrip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89" table:style-name="ce1">
            <text:p>589</text:p>
          </table:table-cell>
          <table:table-cell table:style-name="ce1"/>
          <table:table-cell office:value-type="string" table:style-name="ce3">
            <text:p>Unicon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83" table:style-name="ce1">
            <text:p>583</text:p>
          </table:table-cell>
          <table:table-cell table:style-name="ce1"/>
          <table:table-cell office:value-type="string" table:style-name="ce3">
            <text:p>Unimplemented tasks by language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570" table:style-name="ce1">
            <text:p>570</text:p>
          </table:table-cell>
          <table:table-cell table:style-name="ce1"/>
          <table:table-cell office:value-type="string" table:style-name="ce3">
            <text:p>Clojure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569" table:style-name="ce1">
            <text:p>569</text:p>
          </table:table-cell>
          <table:table-cell table:style-name="ce1"/>
          <table:table-cell office:value-type="string" table:style-name="ce3">
            <text:p>Lu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59" table:style-name="ce1">
            <text:p>559</text:p>
          </table:table-cell>
          <table:table-cell table:style-name="ce1"/>
          <table:table-cell office:value-type="string" table:style-name="ce3">
            <text:p>BBC 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49" table:style-name="ce1">
            <text:p>549</text:p>
          </table:table-cell>
          <table:table-cell table:style-name="ce1"/>
          <table:table-cell office:value-type="string" table:style-name="ce3">
            <text:p>Fortran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46" table:style-name="ce1">
            <text:p>546</text:p>
          </table:table-cell>
          <table:table-cell table:style-name="ce1"/>
          <table:table-cell office:value-type="string" table:style-name="ce3">
            <text:p>Pure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string" table:style-name="ce3">
            <text:p>OCam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35" table:style-name="ce1">
            <text:p>535</text:p>
          </table:table-cell>
          <table:table-cell table:style-name="ce1"/>
          <table:table-cell office:value-type="string" table:style-name="ce3">
            <text:p>ALGOL 68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31" table:style-name="ce1">
            <text:p>531</text:p>
          </table:table-cell>
          <table:table-cell table:style-name="ce1"/>
          <table:table-cell office:value-type="string" table:style-name="ce3">
            <text:p>Icon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30" table:style-name="ce1">
            <text:p>530</text:p>
          </table:table-cell>
          <table:table-cell table:style-name="ce1"/>
          <table:table-cell office:value-type="string" table:style-name="ce3">
            <text:p>PARI/G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27" table:style-name="ce1">
            <text:p>527</text:p>
          </table:table-cell>
          <table:table-cell table:style-name="ce1"/>
          <table:table-cell office:value-type="string" table:style-name="ce3">
            <text:p>Nim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13" table:style-name="ce1">
            <text:p>513</text:p>
          </table:table-cell>
          <table:table-cell table:style-name="ce1"/>
          <table:table-cell office:value-type="string" table:style-name="ce3">
            <text:p>Elixi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510" table:style-name="ce1">
            <text:p>510</text:p>
          </table:table-cell>
          <table:table-cell table:style-name="ce1"/>
          <table:table-cell office:value-type="string" table:style-name="ce3">
            <text:p>Ring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485" table:style-name="ce1">
            <text:p>485</text:p>
          </table:table-cell>
          <table:table-cell table:style-name="ce1"/>
          <table:table-cell office:value-type="string" table:style-name="ce3">
            <text:p>Erlang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75" table:style-name="ce1">
            <text:p>475</text:p>
          </table:table-cell>
          <table:table-cell table:style-name="ce1"/>
          <table:table-cell office:value-type="string" table:style-name="ce3">
            <text:p>Language user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69" table:style-name="ce1">
            <text:p>469</text:p>
          </table:table-cell>
          <table:table-cell table:style-name="ce1"/>
          <table:table-cell office:value-type="string" table:style-name="ce3">
            <text:p>PowerShel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67" table:style-name="ce1">
            <text:p>467</text:p>
          </table:table-cell>
          <table:table-cell table:style-name="ce1"/>
          <table:table-cell office:value-type="string" table:style-name="ce3">
            <text:p>F Sharp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458" table:style-name="ce1">
            <text:p>458</text:p>
          </table:table-cell>
          <table:table-cell table:style-name="ce1"/>
          <table:table-cell office:value-type="string" table:style-name="ce3">
            <text:p>Free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53" table:style-name="ce1">
            <text:p>453</text:p>
          </table:table-cell>
          <table:table-cell table:style-name="ce1"/>
          <table:table-cell office:value-type="string" table:style-name="ce3">
            <text:p>Jq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34" table:style-name="ce1">
            <text:p>434</text:p>
          </table:table-cell>
          <table:table-cell table:style-name="ce1"/>
          <table:table-cell office:value-type="string" table:style-name="ce3">
            <text:p>Forth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33" table:style-name="ce1">
            <text:p>433</text:p>
          </table:table-cell>
          <table:table-cell table:style-name="ce1"/>
          <table:table-cell office:value-type="string" table:style-name="ce3">
            <text:p>Language Implementations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429" table:style-name="ce1">
            <text:p>429</text:p>
          </table:table-cell>
          <table:table-cell table:style-name="ce1"/>
          <table:table-cell office:value-type="string" table:style-name="ce3">
            <text:p>Pascal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string" table:style-name="ce3">
            <text:p>AWK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09" table:style-name="ce1">
            <text:p>409</text:p>
          </table:table-cell>
          <table:table-cell table:style-name="ce1"/>
          <table:table-cell office:value-type="string" table:style-name="ce3">
            <text:p>Implementation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07" table:style-name="ce1">
            <text:p>407</text:p>
          </table:table-cell>
          <table:table-cell table:style-name="ce1"/>
          <table:table-cell office:value-type="string" table:style-name="ce3">
            <text:p>Seed7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06" table:style-name="ce1">
            <text:p>406</text:p>
          </table:table-cell>
          <table:table-cell table:style-name="ce1"/>
          <table:table-cell office:value-type="string" table:style-name="ce3">
            <text:p>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02" table:style-name="ce1">
            <text:p>402</text:p>
          </table:table-cell>
          <table:table-cell table:style-name="ce1"/>
          <table:table-cell office:value-type="string" table:style-name="ce3">
            <text:p>PL/I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400" table:style-name="ce1">
            <text:p>400</text:p>
          </table:table-cell>
          <table:table-cell table:style-name="ce1"/>
          <table:table-cell office:value-type="string" table:style-name="ce3">
            <text:p>Solutions by Programming Task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398" table:style-name="ce1">
            <text:p>398</text:p>
          </table:table-cell>
          <table:table-cell table:style-name="ce1"/>
          <table:table-cell office:value-type="string" table:style-name="ce3">
            <text:p>Rust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91" table:style-name="ce1">
            <text:p>391</text:p>
          </table:table-cell>
          <table:table-cell table:style-name="ce1"/>
          <table:table-cell office:value-type="string" table:style-name="ce4">
            <text:p>Groovy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387" table:style-name="ce1">
            <text:p>387</text:p>
          </table:table-cell>
          <table:table-cell table:style-name="ce1"/>
          <table:table-cell office:value-type="string" table:style-name="ce3">
            <text:p>PH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375" table:style-name="ce1">
            <text:p>375</text:p>
          </table:table-cell>
          <table:table-cell table:style-name="ce1"/>
          <table:table-cell office:value-type="string" table:style-name="ce3">
            <text:p>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1" table:style-name="ce1">
            <text:p>351</text:p>
          </table:table-cell>
          <table:table-cell table:style-name="ce1"/>
          <table:table-cell office:value-type="string" table:style-name="ce3">
            <text:p>Sche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0" table:style-name="ce1">
            <text:p>350</text:p>
          </table:table-cell>
          <table:table-cell table:style-name="ce1"/>
          <table:table-cell office:value-type="string" table:style-name="ce3">
            <text:p>MATLA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8" table:style-name="ce1">
            <text:p>348</text:p>
          </table:table-cell>
          <table:table-cell table:style-name="ce1"/>
          <table:table-cell office:value-type="string" table:style-name="ce3">
            <text:p>Facto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4" table:style-name="ce1">
            <text:p>334</text:p>
          </table:table-cell>
          <table:table-cell table:style-name="ce1"/>
          <table:table-cell office:value-type="string" table:style-name="ce3">
            <text:p>Liberty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2" table:style-name="ce1">
            <text:p>312</text:p>
          </table:table-cell>
          <table:table-cell table:style-name="ce1"/>
          <table:table-cell office:value-type="string" table:style-name="ce3">
            <text:p>Run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7" table:style-name="ce1">
            <text:p>307</text:p>
          </table:table-cell>
          <table:table-cell table:style-name="ce1"/>
          <table:table-cell office:value-type="string" table:style-name="ce3">
            <text:p>Ofor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6" table:style-name="ce1">
            <text:p>306</text:p>
          </table:table-cell>
          <table:table-cell table:style-name="ce1"/>
          <table:table-cell office:value-type="string" table:style-name="ce3">
            <text:p>Octa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5" table:style-name="ce1">
            <text:p>305</text:p>
          </table:table-cell>
          <table:table-cell table:style-name="ce1"/>
          <table:table-cell office:value-type="string" table:style-name="ce3">
            <text:p>XPL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4" table:style-name="ce1">
            <text:p>304</text:p>
          </table:table-cell>
          <table:table-cell table:style-name="ce1"/>
          <table:table-cell office:value-type="string" table:style-name="ce3">
            <text:p>Echo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5" table:style-name="ce1">
            <text:p>295</text:p>
          </table:table-cell>
          <table:table-cell table:style-name="ce1"/>
          <table:table-cell office:value-type="string" table:style-name="ce3">
            <text:p>Swif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7" table:style-name="ce1">
            <text:p>287</text:p>
          </table:table-cell>
          <table:table-cell table:style-name="ce1"/>
          <table:table-cell office:value-type="string" table:style-name="ce3">
            <text:p>Bracm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6" table:style-name="ce1">
            <text:p>286</text:p>
          </table:table-cell>
          <table:table-cell table:style-name="ce1"/>
          <table:table-cell office:value-type="string" table:style-name="ce3">
            <text:p>NetRex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2" table:style-name="ce1">
            <text:p>282</text:p>
          </table:table-cell>
          <table:table-cell table:style-name="ce1"/>
          <table:table-cell office:value-type="string" table:style-name="ce3">
            <text:p>UNIX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0" table:style-name="ce1">
            <text:p>280</text:p>
          </table:table-cell>
          <table:table-cell table:style-name="ce1"/>
          <table:table-cell office:value-type="string" table:style-name="ce3">
            <text:p>Oz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2" table:style-name="ce1">
            <text:p>272</text:p>
          </table:table-cell>
          <table:table-cell table:style-name="ce1"/>
          <table:table-cell office:value-type="string" table:style-name="ce3">
            <text:p>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2" table:style-name="ce1">
            <text:p>272</text:p>
          </table:table-cell>
          <table:table-cell table:style-name="ce1"/>
          <table:table-cell office:value-type="string" table:style-name="ce3">
            <text:p>Prolog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70" table:style-name="ce1">
            <text:p>270</text:p>
          </table:table-cell>
          <table:table-cell table:style-name="ce1"/>
          <table:table-cell office:value-type="string" table:style-name="ce3">
            <text:p>GUISS/Omit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66" table:style-name="ce1">
            <text:p>266</text:p>
          </table:table-cell>
          <table:table-cell table:style-name="ce1"/>
          <table:table-cell office:value-type="string" table:style-name="ce3">
            <text:p>VBScrip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64" table:style-name="ce1">
            <text:p>264</text:p>
          </table:table-cell>
          <table:table-cell table:style-name="ce1"/>
          <table:table-cell office:value-type="string" table:style-name="ce3">
            <text:p>C++ User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62" table:style-name="ce1">
            <text:p>262</text:p>
          </table:table-cell>
          <table:table-cell table:style-name="ce1"/>
          <table:table-cell office:value-type="string" table:style-name="ce3">
            <text:p>COBO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62" table:style-name="ce1">
            <text:p>262</text:p>
          </table:table-cell>
          <table:table-cell table:style-name="ce1"/>
          <table:table-cell office:value-type="string" table:style-name="ce3">
            <text:p>Java Use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60" table:style-name="ce1">
            <text:p>260</text:p>
          </table:table-cell>
          <table:table-cell table:style-name="ce1"/>
          <table:table-cell office:value-type="string" table:style-name="ce3">
            <text:p>Mapl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59" table:style-name="ce1">
            <text:p>259</text:p>
          </table:table-cell>
          <table:table-cell table:style-name="ce1"/>
          <table:table-cell office:value-type="string" table:style-name="ce3">
            <text:p>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59" table:style-name="ce1">
            <text:p>259</text:p>
          </table:table-cell>
          <table:table-cell table:style-name="ce1"/>
          <table:table-cell office:value-type="string" table:style-name="ce3">
            <text:p>Lasso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58" table:style-name="ce1">
            <text:p>258</text:p>
          </table:table-cell>
          <table:table-cell table:style-name="ce1"/>
          <table:table-cell office:value-type="string" table:style-name="ce3">
            <text:p>Objeck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56" table:style-name="ce1">
            <text:p>256</text:p>
          </table:table-cell>
          <table:table-cell table:style-name="ce1"/>
          <table:table-cell office:value-type="string" table:style-name="ce3">
            <text:p>Wolfram Language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54" table:style-name="ce1">
            <text:p>254</text:p>
          </table:table-cell>
          <table:table-cell table:style-name="ce1"/>
          <table:table-cell office:value-type="string" table:style-name="ce3">
            <text:p>Smalltalk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53" table:style-name="ce1">
            <text:p>253</text:p>
          </table:table-cell>
          <table:table-cell table:style-name="ce1"/>
          <table:table-cell office:value-type="string" table:style-name="ce3">
            <text:p>Delphi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49" table:style-name="ce1">
            <text:p>249</text:p>
          </table:table-cell>
          <table:table-cell table:style-name="ce1"/>
          <table:table-cell office:value-type="string" table:style-name="ce3">
            <text:p>Python Use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37" table:style-name="ce1">
            <text:p>237</text:p>
          </table:table-cell>
          <table:table-cell table:style-name="ce1"/>
          <table:table-cell office:value-type="string" table:style-name="ce3">
            <text:p>Elen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32" table:style-name="ce1">
            <text:p>232</text:p>
          </table:table-cell>
          <table:table-cell table:style-name="ce1"/>
          <table:table-cell office:value-type="string" table:style-name="ce3">
            <text:p>Euphori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30" table:style-name="ce1">
            <text:p>230</text:p>
          </table:table-cell>
          <table:table-cell table:style-name="ce1"/>
          <table:table-cell office:value-type="string" table:style-name="ce3">
            <text:p>JavaScript Use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26" table:style-name="ce1">
            <text:p>226</text:p>
          </table:table-cell>
          <table:table-cell table:style-name="ce1"/>
          <table:table-cell office:value-type="string" table:style-name="ce3">
            <text:p>Solutions by Library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16" table:style-name="ce1">
            <text:p>216</text:p>
          </table:table-cell>
          <table:table-cell table:style-name="ce1"/>
          <table:table-cell office:value-type="string" table:style-name="ce3">
            <text:p>OoRexx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string" table:style-name="ce3">
            <text:p>AppleScrip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14" table:style-name="ce1">
            <text:p>214</text:p>
          </table:table-cell>
          <table:table-cell table:style-name="ce1"/>
          <table:table-cell office:value-type="string" table:style-name="ce3">
            <text:p>CoffeeScrip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09" table:style-name="ce1">
            <text:p>209</text:p>
          </table:table-cell>
          <table:table-cell table:style-name="ce1"/>
          <table:table-cell office:value-type="string" table:style-name="ce3">
            <text:p>Maxim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06" table:style-name="ce1">
            <text:p>206</text:p>
          </table:table-cell>
          <table:table-cell table:style-name="ce1"/>
          <table:table-cell office:value-type="string" table:style-name="ce3">
            <text:p>Draft Programming Task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06" table:style-name="ce1">
            <text:p>206</text:p>
          </table:table-cell>
          <table:table-cell table:style-name="ce1"/>
          <table:table-cell office:value-type="string" table:style-name="ce3">
            <text:p>Logo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3">
            <text:p>Batch Fil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string" table:style-name="ce3">
            <text:p>Maintenance/OmitCategoriesCreated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string" table:style-name="ce3">
            <text:p>Ursal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3">
            <text:p>ZX Spectrum 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3">
            <text:p>Standard ML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85" table:style-name="ce1">
            <text:p>185</text:p>
          </table:table-cell>
          <table:table-cell table:style-name="ce1"/>
          <table:table-cell office:value-type="string" table:style-name="ce3">
            <text:p>Stata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3">
            <text:p>RCTemplate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3">
            <text:p>ERR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3">
            <text:p>Collection Memb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3">
            <text:p>360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3">
            <text:p>Gamb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3">
            <text:p>Ling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3">
            <text:p>PH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3">
            <text:p>Per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9" table:style-name="ce1">
            <text:p>159</text:p>
          </table:table-cell>
          <table:table-cell table:style-name="ce1"/>
          <table:table-cell office:value-type="string" table:style-name="ce3">
            <text:p>G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3">
            <text:p>Objective-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3">
            <text:p>HicE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3">
            <text:p>TU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3" table:style-name="ce1">
            <text:p>153</text:p>
          </table:table-cell>
          <table:table-cell table:style-name="ce1"/>
          <table:table-cell office:value-type="string" table:style-name="ce3">
            <text:p>Fant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3" table:style-name="ce1">
            <text:p>153</text:p>
          </table:table-cell>
          <table:table-cell table:style-name="ce1"/>
          <table:table-cell office:value-type="string" table:style-name="ce3">
            <text:p>Impl need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3">
            <text:p>Eiff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3">
            <text:p>Nemer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3">
            <text:p>ALGOL W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3">
            <text:p>REB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0" table:style-name="ce1">
            <text:p>140</text:p>
          </table:table-cell>
          <table:table-cell table:style-name="ce1"/>
          <table:table-cell office:value-type="string" table:style-name="ce3">
            <text:p>Aim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3">
            <text:p>TX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3">
            <text:p>VBA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3">
            <text:p>Visual Basic .NE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3">
            <text:p>Garbage collection/Yes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3">
            <text:p>Typing/Strong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3">
            <text:p>NewLISP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3">
            <text:p>SQL User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3">
            <text:p>Befung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29" table:style-name="ce1">
            <text:p>129</text:p>
          </table:table-cell>
          <table:table-cell table:style-name="ce1"/>
          <table:table-cell office:value-type="string" table:style-name="ce3">
            <text:p>Applesoft BASIC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3">
            <text:p>LiveCod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3">
            <text:p>Slate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3">
            <text:p>PARI/GP/Omi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3">
            <text:p>UNIX Shell User‏‎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3">
            <text:p>ActionScript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3">
            <text:p>Icon Programming Library‏‎</text:p>
          </table:table-cell>
          <table:table-cell table:number-columns-repeated="16380"/>
        </table:table-row>
        <table:table-row table:style-name="ro1" table:visibility="filter">
          <table:table-cell table:style-name="ce1"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3">
            <text:p>Modula-3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3">
            <text:p>Typing/Checking/Dynam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3">
            <text:p>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3">
            <text:p>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3">
            <text:p>Emacs 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3">
            <text:p>Oberon-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3">
            <text:p>Typing/Saf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3">
            <text:p>MAX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3">
            <text:p>SNOBOL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3">
            <text:p>C shar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3">
            <text:p>BaC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3">
            <text:p>Urs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3">
            <text:p>Pasc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3">
            <text:p>Ret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3">
            <text:p>Parameter passing/By valu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3">
            <text:p>TI-83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3">
            <text:p>Pik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3">
            <text:p>Vedit macro langu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3">
            <text:p>Déjà V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3">
            <text:p>Frin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3">
            <text:p>MUMP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3">
            <text:p>DW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3">
            <text:p>TI-83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3">
            <text:p>Typing/Checking/Sta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3">
            <text:p>WikipediaSourc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3">
            <text:p>ACL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3">
            <text:p>TI-89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3">
            <text:p>Hask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3">
            <text:p>Maxim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3">
            <text:p>Pop1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3">
            <text:p>TI-89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3">
            <text:p>Tcl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3">
            <text:p>Auto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3">
            <text:p>Ax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3">
            <text:p>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3">
            <text:p>A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3">
            <text:p>Post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3">
            <text:p>Rub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3">
            <text:p>Fun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3">
            <text:p>Mercu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3">
            <text:p>AW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3">
            <text:p>Basic language learn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3">
            <text:p>ZX Spectrum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3">
            <text:p>B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3">
            <text:p>Encyclopedi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3">
            <text:p>Programming paradigm/Object-orien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3">
            <text:p>UBasic/4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3">
            <text:p>МК-61/5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3">
            <text:p>M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3">
            <text:p>8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3">
            <text:p>Execution method/Interpre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3">
            <text:p>LF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3">
            <text:p>Rav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3">
            <text:p>Future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3">
            <text:p>Ceyl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3">
            <text:p>Component Pas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3">
            <text:p>Log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3">
            <text:p>Sinclair ZX81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3">
            <text:p>Visual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3">
            <text:p>X86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3">
            <text:p>Dar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3">
            <text:p>Fortra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3">
            <text:p>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E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ML/I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Parameter passing/By referen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Sath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Simu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3">
            <text:p>X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3">
            <text:p>Br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3">
            <text:p>Opensca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3">
            <text:p>Programming paradigm/Function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3">
            <text:p>Programming paradigm/Imperat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3">
            <text:p>Retro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3">
            <text:p>Typing/Expression/Implic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3">
            <text:p>Scila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3">
            <text:p>Simp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3">
            <text:p>Visual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3">
            <text:p>LabVIEW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3">
            <text:p>M4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3">
            <text:p>Oxygen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3">
            <text:p>Modula-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3">
            <text:p>R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3">
            <text:p>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3">
            <text:p>I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3">
            <text:p>War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3">
            <text:p>ColdFus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Pro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Schem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Sequenc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3">
            <text:p>Burlesqu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3">
            <text:p>Lilypon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3">
            <text:p>Va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3">
            <text:p>Common 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3">
            <text:p>Lotus 123 Macro Scripting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3">
            <text:p>FB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3">
            <text:p>Locomotiv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3">
            <text:p>S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3">
            <text:p>Execution method/Compiled/Machine 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3">
            <text:p>Lu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3">
            <text:p>Typing/Expression/Explic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3">
            <text:p>FALS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3">
            <text:p>AW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3">
            <text:p>HT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AB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OpenEdge/Progre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S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3">
            <text:p>ACL2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3">
            <text:p>D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3">
            <text:p>Metafo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3">
            <text:p>Lang5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3">
            <text:p>Ras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3">
            <text:p>Brlca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3">
            <text:p>Commodor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3">
            <text:p>D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3">
            <text:p>Proper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3">
            <text:p>Tok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3">
            <text:p>A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3">
            <text:p>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3">
            <text:p>Geomet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3">
            <text:p>Inform 7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3">
            <text:p>Gam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3">
            <text:p>Jo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3">
            <text:p>TP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Arithmetic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BASIC256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Batch Fil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Batch Fil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Execution method/Compiled/Byte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Featu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Power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Solutions by Programming Langu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3">
            <text:p>String manipul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3">
            <text:p>Wort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3">
            <text:p>XSL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3">
            <text:p>B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3">
            <text:p>PGU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3">
            <text:p>Sparkl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3">
            <text:p>X86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3">
            <text:p>Aikid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3">
            <text:p>Ba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3">
            <text:p>Holy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3">
            <text:p>Torqu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3">
            <text:p>Yori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Erla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Euler Math Toolbo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RapidQ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S-la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UnixPip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3">
            <text:p>V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3">
            <text:p>Ap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3">
            <text:p>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3">
            <text:p>Pages with broken file link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3">
            <text:p>SET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3">
            <text:p>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3">
            <text:p>Compilers and Interpret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3">
            <text:p>Harbou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3">
            <text:p>Lisaa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Ax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Bab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Fort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Locomotive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Ntheo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Programming paradigm/Procedur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Text proce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3">
            <text:p>Unlambd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3">
            <text:p>Brainf***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3">
            <text:p>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3">
            <text:p>MATLAB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Amiga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Chap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El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J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S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Typing/Wea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3">
            <text:p>Visual Basic 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6502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Caché Object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Classic CS problems and progra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Delph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Futhar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G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Garbage collection/N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Puzz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REAL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RLa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Typing/Compatibility/Nominat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3">
            <text:p>Vim 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Ad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Boo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Brainf***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C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Mathematic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3">
            <text:p>Objective-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A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E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Gnu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PL/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Small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T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3">
            <text:p>Visual FoxP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Brainf***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Brainf***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COB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LOL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Programming environment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Typing/Unsaf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Agen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Data Structur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D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GUI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Mathemat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Perl modu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Q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SuperCollid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3">
            <text:p>Zonn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3">
            <text:p>GW-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3">
            <text:p>MIRC Scripting Langu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3">
            <text:p>RCB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3">
            <text:p>SNU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3">
            <text:p>UNIX Shel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CMak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E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G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Init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Ord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Perl 6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PlainT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Smart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3">
            <text:p>TclO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Clojur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Cryst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GM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H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Mathematic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Ni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3">
            <text:p>Proce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Clea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Clipp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Falc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Hax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ML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Post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Po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Ra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Salm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3">
            <text:p>Sorting Algorith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AntLa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AutoHotke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Brainf***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Exc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3">
            <text:p>Recurs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3">
            <text:p>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3">
            <text:p>Mira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3">
            <text:p>REX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3">
            <text:p>SS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3">
            <text:p>Tri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Ast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BBC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Iok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LaTe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Limb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ML/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PH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3">
            <text:p>ProDO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C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Golf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Idr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Iter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Java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Logtal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My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Post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Programming paradigm/Declarat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Programming paradigm/Dynam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Scr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Suneid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Terminal contr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3">
            <text:p>VB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Argi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Beeswa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Commodore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Emacs 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Esoteric 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Go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Gos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Klo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Lisp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MIPS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Microsoft Small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OCa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Pelot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Possible Redundant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Pu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Pure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RCRP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Se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3">
            <text:p>Typing/Compatibility/Structur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Bas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Che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Jav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Networking and Web Intera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Programming paradigm/Gener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Sel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3">
            <text:p>Sho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Blas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Chu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Date and 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Integrated Development Environmen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Lisp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Operating Syste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Probability and statist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Programming paradigm/Concurr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Rack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Verbex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XSL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3">
            <text:p>Zk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6502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Fanc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GFA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HTM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Initializ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Log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Mak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Object orien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3">
            <text:p>Scal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0815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8086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Capabil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Clarify tas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Dyla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Efe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Facto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GU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Gnuplo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MM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MO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Mathematical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Matric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Metafon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REXX library routin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3">
            <text:p>Raster graphics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ALGOL 6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Ape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Assembler langu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Clojur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Discrete m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EDSAC order 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Friendly interactive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Go Fis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Hugin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L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LaTe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PL/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Q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Whitespa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Wr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3">
            <text:p>Z8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Basic Data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File handl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Fis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Functions and subroutin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GL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Gem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GtkA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Ic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JavaScrip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JavaScrip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LSE6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Luci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Mak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Mak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N/t/rof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NetRex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Opensc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PlainTe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Programming paradig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SystemVeril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TI-83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3">
            <text:p>Yoric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Action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Axi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Checksu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Da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Ezh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F Shar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GDI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Inform 6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Integer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Mathematical programming 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OO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POS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Programming paradigm/Concatenat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Programming paradigm/Reflect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SNOBOL4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SNUSP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SNUSP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Tang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Transact-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Typ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Type Syst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VB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WD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3">
            <text:p>Z80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ARM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Ad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Codepad 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Computer/zero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Example attention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HT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Icon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Konsol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LaT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Litt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Object Pas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Prime Numb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Pure Dat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RCSNU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Sh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Standard 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Sw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Typing/Compatibility/Du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3">
            <text:p>UNIX Shel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99 Bottles of Be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Apple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AutoHotke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Befung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Brlc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Cl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Curs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Encryp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Euphori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Genyr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HQ9+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HQ9+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Hal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Li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Maxim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Modula-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Nek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Nump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OASYS Assembl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PH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Pan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Phi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Pi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Power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RCHQ9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Rus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SP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Scheme/SRF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Sort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Tcl pack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Temporal medi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UNIX Shel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Unic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Unlamb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VH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Vorp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XQue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3">
            <text:p>Zs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80386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ANSI Standard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AW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Applesoft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Arendel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BC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Befun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LIP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larified and Needing Review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o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offee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oncurrenc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Control Structur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Execution method/Compil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File System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Fre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Gech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Haskel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Integer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Library/Toolk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Octav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Ony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QB6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Ring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PAR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chem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chem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hin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tatic Category Cach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Swif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TSE S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Tc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Tc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3">
            <text:p>Typing/Untyp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RM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W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g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pp Invento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rbitrary precis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rithme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Asympto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C++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C++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C++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Creativ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Cur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E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Eiffe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Elis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Erlang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Forth Foundation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Inform 7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Korn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LLV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Lambda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Lotus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Maintenan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Mathpr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Niu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Octav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OpenS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PARI/G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Programming paradigm/Logic Programm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Python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RP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Randomne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RubyGe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Se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Swif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Wikipedia pages with incorrect protection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Wra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3">
            <text:p>XSL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4DOS B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8086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Alo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Bo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Coq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Ee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Forth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Forth Scientific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Forth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Fortran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Free Pas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Graph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Groov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Hardwa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IW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Juli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Li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Lu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MIPS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Modula-2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Mon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Morf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My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NS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POV-R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Pyga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Rosetta Cod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SIMP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SV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Symsy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VPyth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3">
            <text:p>Wikipedia protected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4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6800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8051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LGOL-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LGOL 68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LGOL 68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LGOL 68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W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AutoI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BSD lib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C shar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Com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Dylan.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Egis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Elixi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Fa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Garbage collection/Allow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Gnuplo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Gtk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HQ9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Ho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Hunt The Wump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Image proce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LC3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Lhogh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M4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MB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M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Memoiz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NE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NG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N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Oz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PI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PI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PL/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Ruby/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A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Q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Q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election/Short Circuit/Console Program Bas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tat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SysUti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TI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Typ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Unicon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UnixPipe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Util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3">
            <text:p>Virtual Machin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68000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LGOL 68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W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d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d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mbient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rb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r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AutoHotkey Origin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Bla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Cob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Cr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Crit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D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D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Dead categori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Example description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FO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FUZ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Fracta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GNU Compiler Colle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Ge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Gle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Graphics algorith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Interc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Ironcl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J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J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J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K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LabVIEW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MUMPS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NSIS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Ni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Non-Programming 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ico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on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ure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ur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ython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Python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Q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EB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ational Arithme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hop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ub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ub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Rub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QL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T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et la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hell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kookum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quirr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Substitution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TI-89 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Tc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Tkint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VHD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Veril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Vim 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Visual Prol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Win3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XEe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X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3">
            <text:p>Yac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6800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ANTL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A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B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BlitzMa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++/CL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1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Im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BO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BO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mefrom0x1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mmon Lisp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mmon Lisp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onstructive Solid Geomet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urr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Curr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DU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Dodo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Déjà Vu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F Shar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Fex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FizzBuzz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Gaston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Go sub-repositori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Gr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Groov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Hyper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Imlib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Input Outp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I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JS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JavaFX 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Jo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LW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Libcur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Liberty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LÖ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Mapl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Mercur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OCam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Object Pasca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Object Pasca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Oxyge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Oz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ARI/G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AS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DP-11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OV-Ra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asca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erl/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ik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ower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Programming language concep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RE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REXX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REXX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Radic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NOBOL4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NOBOL4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lat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malltal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malltal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Sn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TD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Test car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Tru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Unicon Code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What Rosetta Code 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Whenev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3">
            <text:p>X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3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8080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ABA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Alga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AutoHotke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AutoHotke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BBC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Basic bitmap stor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Bigin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Bra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LIS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Mak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 Run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ellular automat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lipper/XBase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lipp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lpf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ColdFusi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D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Delu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EL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Edito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Euphori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Factor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Fer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GEOR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G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GlML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Handic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Hop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IU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Ico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Inform 7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JAMES II/Rule-based Cellular Automat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J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L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Languages by Featu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LuaSock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ATLAB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UMP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ath.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etapo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odula-3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odula-3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Moon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NSI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New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OCaml-X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O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Objective 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Occa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OzHttpCli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DP-11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L/I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L/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anoram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erl 6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erl 6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ostgre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ower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rimTri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rim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rocess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rogramming paradigm/Distribu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Pthre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Qui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R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RCur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RPL/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Rub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cala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cheme/Ps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cratch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cratc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cript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imple components for A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is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nob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Solutions by Form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I-89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P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U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est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hyr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Type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VB6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Vim 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Visual Stud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Web 68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Windows Presentation Found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XPro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X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Z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3">
            <text:p>Z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36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80386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808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LGOL 6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M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da Vers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nim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pplesoft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spectJ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AutoHotke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BC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Bifern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Bitwise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Bor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++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FF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LI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ar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lass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losest pair probl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onditional Structur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ontinu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Crypt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RAKM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afn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ar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atabase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atalog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Datalog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E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Elas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Encoding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Excessively difficult tas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ALS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el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ortre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ree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Function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GNU Scientific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Gente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Glo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Go!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PP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Q9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TT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ax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er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Hyper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nformix 4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nteger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nternet Protoc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Iptscra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Script.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av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av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oCa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o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Judo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F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iberty 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iberty 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ilypo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obst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og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u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Lus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M680x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MIPS 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MU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Mythry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NetLog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Omeg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OoRex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I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alindrom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asca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asca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ercolation Simul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hobo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icoLis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laying Car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rolog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rolog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Pytho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Q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Q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REX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RTL/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Refle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Routing algorith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Run 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ME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PARC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cop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elf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heerPower 4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ou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Strea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I-83 Hex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c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e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e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etr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orque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ransFOR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wel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Typing/Expression/Partially implic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Uni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Unico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Unifa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VB6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Vb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Veri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Visual Objec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XQuer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XSLT 2.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Xoj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Z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ZX Spectrum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...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.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100 doo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680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80386 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8086 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8 1/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LG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SP.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SP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curity Architec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gda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lice 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pplication Mast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spectC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ssembl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x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Axu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ASIC Commodore P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BC 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BC 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attlest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c -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efung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efung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et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Bordeaux Threa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0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B8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L-F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 sharp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 sharp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a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ec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i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ilk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losure 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llision dete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mmandLine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mmodor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mpress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nditional loop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onway's Game of Lif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Cub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W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atal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Dies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XEC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XE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choLis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gis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la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lectron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ul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xce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Extended BrainF***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AU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P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alc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anto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eatureC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i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ortran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ortran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reeM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Frontpage widge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A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Widge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arbage colle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lag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o-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olf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ol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o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Grid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HL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IUPLu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Io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Irrational numb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JUn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Jaba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Jli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K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Kay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KeyList Databa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.in.oleu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F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abVIEW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asso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ib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ibt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ispbuilder-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iv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ocomotiv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oop modifi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otus 123 Macro Script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o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Lum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680x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E10 mac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G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IRC Scripting Languag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MI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PIF9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S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S 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athematica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atlab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atplot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au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irel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ona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onicell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Myth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Q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curs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etRex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ew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i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Ni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ASY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Caml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Caml Calendar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penC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pen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ptic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Order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G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L/pg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L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LZ/SY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PC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andec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entium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er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erl/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ixm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lainTe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latfor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ower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ower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owerbuild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rimary Categori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rint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rogram life cyc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rogrammingToo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rogramming paradigm/Event-driv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ur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y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yQ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Pyr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Q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Quake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Quick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Quick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EAL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L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T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acke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aytrac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ef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equesting Cont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evolu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un-length encod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Run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AS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ETL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NOBOL4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PARC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PAR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QL Derivativ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V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ass/SC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ath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hem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iP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ienc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ilab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cript3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equence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nab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nob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olu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tandard M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tandard M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tring algorith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uperbas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yntax elemen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yst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ystem.Collections.Gener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ystem.Draw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System.Linq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cl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eL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ech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ec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hist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orque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ransact-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ur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yping/Compatibil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Typing/Express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C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nderscore.j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serAvat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UserR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VAX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VR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Val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Visualforc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e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in32-uti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indows For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olfram Link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WxPyth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XBas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XU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ΜC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உயிர்/Uyi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6502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CL2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D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LG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P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P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ctive Directo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gen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lgorith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lice 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lternative Implement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miga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nsi-termin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ppleScript Toolbo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pplesoft 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pplesoft 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spectJ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utoWi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Aw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BC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aC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ouncyCast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ourne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ourne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racm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Branch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++/CL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AP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LIP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 Shar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al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am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asio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du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hef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l-ppc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lassic CS proble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lojur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ffeeScrip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lumn Align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mmon Lis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nso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nstraint Handling Ru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oq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rypton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Curl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B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F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W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eviousYar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inesman's multiple-dwelling probl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yla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Déjà Vu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G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G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ce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len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rlang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rlang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uWinGU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xecution metho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Expec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ORTRA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UZ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alcon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anc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orth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ree Pasc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riendly interactive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rin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Furry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A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L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L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NU A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TK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W-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ambas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arbage collection/Reference count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em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eometric Primitiv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le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o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onum/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Grid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TM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TM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TTP 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arbou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artmann Pipeline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askel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Haskel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ID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Icon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OVI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Quer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S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avaFX 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ava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q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JuicyPixe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df9 User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eyboard Inp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eyboard inp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napsack Probl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orn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Kotli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U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aTeX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aTeX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abVIEW CW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ablGTK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b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b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mb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ngo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ispbuilder-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og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og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og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oop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otus 123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uaCrypt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Lu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TLAB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rray Snipp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F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N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NO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RC Scripting Langua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X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PF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S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SX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S 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c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lbol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pl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athCort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emory managem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etafon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crosoft.XmlHTT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icrosoft Solver Found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odula-3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odula-3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odula-3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ozart/Oz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yDe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Myrtl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/t/roff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avigation templat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emerl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et.java.dev.sna.SN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etLog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Node.j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OCal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er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eron-2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eron-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eron-2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er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ject Pasc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bjective-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caml-cai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ccam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cca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ccam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penEdge ABL/Progress 4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pen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pensca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rac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rg.scala-lang.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xygen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Ozsql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IC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IR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IR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PC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ges using duplicate arguments in template cal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rameter pa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rameter passing/By copy-on-wr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rameter passing/By object referen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rameter passing/By value,referen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asc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ntium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ople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rl/Gtk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rl/Q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rl/W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rl5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erl 6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ic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i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lor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o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ower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owerShel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owershel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rogramming paradigm/Tac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rot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ure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yAutoGU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yWin3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ython-ld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Python-x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QUACKAS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Qu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CTemplates/Task identifi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EXX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LaB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PGIV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P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asc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eas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eb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eb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ef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obo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uby-open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us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us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Rus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-la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A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ET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NU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a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cript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eed7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he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imul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ma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malltalk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mart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mile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oar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oar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oftware Engineer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parkling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parkling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peech synthes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qlite3-rub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tandard M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tandar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tateful transac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trea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tring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ystem.Numer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System.Windows.For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I-83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X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b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cl3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cl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emplate document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hese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offee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rest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rivial-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urt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Typing/Check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UnixPipes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Unix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UserR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A Kern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B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B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BScrip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BScrip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iua VM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Vo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WP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Waveform analys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WxWidge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86 Assembl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86 Assembl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Bas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SLT 1.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mer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ml-ligh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Xte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Yoric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Z80 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ZX Spectrum 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МК-61/5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.NET Framewor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.htacce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168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1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1С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60 Assembl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360 Assembl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4DOS Batc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4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4Tes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65C02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68000 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8051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80x86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8th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BA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B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CL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CP and PAR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HK XP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GOL 68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GOL 68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GOL 68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GOL 68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M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SI 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RW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M x86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P/ASP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VR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WK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ction!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ctiveSuppor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ctive Director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da.Containers.Doubly Linked Lis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da.Containers.Vecto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daSocke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dding Cont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dvP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-stdlib v0.13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2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2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d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gilent VE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ikido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gol-6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ll symbo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mbientTal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mbient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mbientTal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miga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gel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gula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si ter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swer Set Programm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tLa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nyway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A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Commons 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Commons La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Derb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Derb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HTTP Serv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Tomc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ache commons-csv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ex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plication Mast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pric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r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cii Mandlebr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sembler DEC PDP1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sembler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sembly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str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tmel AVR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tmel AVR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urel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utoHotKey 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uto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utohotke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w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x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x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xiom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xiom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Axiom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-Pro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4J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4J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SIC256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BC 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LAS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sh script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sic Plu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tch fi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atch fil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cprov-jdk15on-150.j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eeswa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efunge 93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efung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fern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fern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fern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nFile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ode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og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itbucket.org/rj/xmldom-g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las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laze-ht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litz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litzMa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o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oost.Lambd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oost.Spir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oost.uBL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oost 1.42 or high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rac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ra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r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ra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rlca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urlesqu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urlesqu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Burlesqu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++17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/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/C++/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0H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0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0H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1R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1R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SIO FX-702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B8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F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-Open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-PPC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Make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BO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.ah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SS3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Threa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 standard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ché Object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feOBJ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i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ml-sh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m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mlzi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rdin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se Sensitiv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ape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emist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inese Pyth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hron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ilk+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il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il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-serializ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ar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a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ipper/XBas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j-figl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j-htt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j-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-jn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.data.generato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.data.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.math.combinator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.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jurewerkz/mone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loser to MO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b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bweb-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loram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lor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Disp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bin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bination puzz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efrom0x1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mon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mponent Pasc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nstraints as functions solu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ntn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ou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ac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ac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im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ypto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yst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ryst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shar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std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typ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ur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urr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xml-st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Cy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B2 UD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B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C333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DN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C BASIC-PL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IV Games Stud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IV Games Studi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O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U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fn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r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ta.Numbers.Prim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ta Encryption Standar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tabaseLink`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ata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da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e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finition of ways to ne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lphi StdCtrls, Classes, SysUtils, StrUtils, Contn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relic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ta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evil-PER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gl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iagra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igital signal proce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ispl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roop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ylan.NE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ylan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ylan.NE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éjà Vu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éjà Vu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Déjà Vu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-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107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MA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DSAC order 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G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G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asel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asy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asytrieve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ho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ho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cholis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d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fen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fen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iffe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iffe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iffe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en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en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l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mbedded C for AVR MC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mergenc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ntrop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nvironment variab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rlang digrap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rlang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u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uler Math Toolbox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xcel VB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Exce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-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ALS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B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L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LTK4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 IV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P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P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P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P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ISC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 shar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 shar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 shar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aCi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actori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acts/speech-synthesi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antom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eli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ex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fi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bonacci sequen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eld knowledge needed/X1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eld knowledge needed/X11/Common 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eld knowledge needed/X11/Pyth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eld knowledge needed/efficienc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eld knowledge needed/efficiency/Common 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leMaker Pr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le modification 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nancial oper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sh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ish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l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estfi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mal power seri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mulaO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77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 77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 95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rtran 95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oxPro 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eeIm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eeT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e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iCAS,Axiom,OpenAxiom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riCAS,Axiom,OpenAxiom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urry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uthar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uture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Fuz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'M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MB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P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DI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D Graphics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FA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M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M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NAT RT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P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UI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W-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Widgetstcl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XU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mba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me engi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rbage collection/Reference Count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uche Schem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auche Schem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dk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ech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echo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ech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eneX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eometric Subtra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gplot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ib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limmr Drawing Commands by Erik Temp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m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-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lf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lf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lfscrip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m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osu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reatest common diviso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reen sho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roov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Gtk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2 Database Engi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L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PP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Q9+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ML5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ML5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/Tin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ash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askel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ello world/Tex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icEs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igher-order func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mpf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op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pric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sta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-cli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-condu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e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ugin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ybri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yperCar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860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BM Enterprise COBOL for z/O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BM assembler and macro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D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D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D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DMS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P8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P8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con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con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fth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a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ageMagi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ag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m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cant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ferno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formix 4G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tcal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teger 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teger 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nteg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ok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ok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o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Iwe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MES I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MES II/Rule-based Cellular Automat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MES II/Rule-based Cellular Automat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N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Que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S/HTML/C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c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cquard Lo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.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.time.Local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F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FX 1.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Script programming language fami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 8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 Byte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 History for any class" using Generics‏‎"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 Integer with Histo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script/NodeJ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avascrip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oCa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oda Tim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ota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oysti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q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qs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son-sta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son-whe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M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doScrip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d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icy.Pixe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lia/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lia/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Just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amailio 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ay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ay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df9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eyList Databas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ingston FORTRAN I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it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itt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ixtar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lo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napsack problem/Unbound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nuth's power tre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onsolScrip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onsol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KonsolScrip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.in.oleu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P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C3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LV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L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LCOD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S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SE64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bVIEW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bView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bl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dder Log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mbda Prolo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mbda Pro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ng5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nguage 1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nguage 2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nguage 3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atti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ess Than 10 Examp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ess Than 20 Examp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e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hogh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erty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gg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reOffic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reOffic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resolv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bz.s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ght Weight Java Game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ghtning Component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ghtning Design syste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lyPo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lypon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ngo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ngo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ngua::EN::Numbers::Ordina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nked Li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nu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spWork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st process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ve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ve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vecod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ivewir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-Dash underscore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gic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gtalk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tus 123 Macro Script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tus Domin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o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parall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ua/Tor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ua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uaT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uci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Lucid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C OS/X Serv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PP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PP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B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10 macr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NI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RC Scripting Languag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L/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Lit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M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O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UF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chine 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gei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k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k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lbol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p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ria Pancott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chab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::Compl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::Matr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Net.Numer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Net.Numerics.FShar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 SysUti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ca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hprog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la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atlab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rcury glu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rcury open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taCar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t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etapos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crosoft .NET Framewor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crosoft Foundation Class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g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niZin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iniZin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kLibs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ch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joliciou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n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nke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on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os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ove gener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pir.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sg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t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ulti-dimensional geomet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usical Not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yHD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y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Mysqlclie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AS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A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AS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AS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MAKE.EX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SISArr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SIS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SIS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Un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anoms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a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a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gative tes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k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merl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tRexx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twor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twork Too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ewtonScrip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gin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ck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ro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u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u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lohmann::js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ode.j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on parametric generato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ort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Nu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Caml-Allegr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Cam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LE Automation Client and Serv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MO Media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OCal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OCal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S/8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S X sha256su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eron-2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 I/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 Pasca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ive-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ive-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ive-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ive-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ive 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bjec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caml-sf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caml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ctav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forth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oRexx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oRexx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enC+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enCV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enEdge/Progre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enGL.pb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enG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pinions/Short Circu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rd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rdinal numb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rg.xml.sa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verton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xygen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Oz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DP-1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DP-8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P-GT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/1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/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/pg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U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Z/SY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C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arallel Brute For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a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ar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asca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lot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loto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numb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opleCod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rl5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er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i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ix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oenix numb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p-ld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hysic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ica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ica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ick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ist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exippus-xp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co Crypt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inting devic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n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n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p11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st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stgre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tio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werPC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werbuild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ower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agmatic directiv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imorial number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cedural programming 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ce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 options and user interfa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Languag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Challen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languages created in the 20th centu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Arr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Message-orien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Modul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Parall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Pattern-matching orien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Prototype-orien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amming paradigm/Tabul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es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gre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rotocolBuff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st-fract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ureLPRI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Q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pars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thon-dateuti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thon-xc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thonwi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Pywin3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'Ni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B.QLB / QBX.QL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i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o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ua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uick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Quick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BO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Magi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PGIV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PL/2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PL/2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n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nd 0.3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ndom-shuff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pi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sterif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ven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azo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al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al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as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curs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gular express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mote agent/Simul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source 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tr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v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ex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g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gpl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ino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oboWa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obo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obot 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obot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bik's Cub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by/Gos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by with RSpe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bygem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n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n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ust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RxM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DL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DL ttf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F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G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MPO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MPO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LATE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NUSP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AR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AR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S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Q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QL/PL-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S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VG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VG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VG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VG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WI-Prolog's app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WI-Prolog's lis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W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almon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almo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almon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atimage.osa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ala.sw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al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alaChe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ript/37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ript/V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ript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crnXtra3 Xt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dljav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ar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arch and Evalua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curit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d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d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d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esaw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nse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::IntSpa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::IntSpan::Fa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 la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l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et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a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a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ell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ell 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ell Script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horter Linq solu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def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ev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gnal handlin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mple-rg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mpledispla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impl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kookum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lat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mall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mall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mall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malltalk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mart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nap!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nobo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nobo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a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ftbridge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ld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neKing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neKing Assembly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neKing Assembly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ort is destructive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arklin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ecial variabl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eedbas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phinx C--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qlite-simp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tat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torab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tring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b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dok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neido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perCollider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perTal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perTal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perbas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upernov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wif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wy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ystem.I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ystemR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ystemVerilog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Sysuti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-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3X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I-58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I-83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I83+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PMS(X)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P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SE SA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SE SA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SQ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U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WAPI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ail Recursiv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cltes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com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ch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radata Stored Procedu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rmca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rr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st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st case 4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xt.PhoneticCode.Sounde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ext betwee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in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in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in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istl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rea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yrd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yr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hyrd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kImg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oadsto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ok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oolBook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ool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ornadoF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ran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ransact-SQ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ransact 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rith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rue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sq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e detec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Checking/Dynamic, stat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Checking/No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Compatibility/Nomin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Compatibility/Nominative, Duc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Gradu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Soft, weak, meek, firm and strong - depending on context.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Typing/Strong/wea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CSD Pasca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IX O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IX Shell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d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io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iprim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lm's Modula-2 Librar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ifac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ix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ix Shel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nlambd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rsa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rs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rsa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rsal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rsala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Usock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AX Assembl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-DOS, PD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/VB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4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5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A Exce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B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HDL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M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SAM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edit macro langua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erilog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ersion 2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atron FORTRAN IV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for Applic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.NE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.NET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for Application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Basic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sual REALIA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iua VM 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Voice recogni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DT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E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Scrip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art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ebAssembly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ebSphere Application Serv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eb 68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henev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hiley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hitespac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32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32o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B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Sock2.ah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dows 2000 Server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dows Batc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inine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olfram Language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olfram Language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olfram Language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olframalph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ollo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rote my own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s4ahk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WxEuphori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++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11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86 Assembly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C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Emacs Lisp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HTM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LISP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Lib, x ,ctype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IDA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LWrit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PC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PL0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PL0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Path 2.0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SLT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SLT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S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Talk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Talk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Talk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U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anadu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dotoo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fractin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l.dat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l.traversa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Xmlpath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AJL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a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acas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ac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ojs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our Compiler He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our Interpreter He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our Language He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Your Library Her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80A/Omit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ED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I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PL Implementations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P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PL related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X81 Basic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X Spectrum BASI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 Shel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ebra puzzle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kl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Zlib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ΜC++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Аналитик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Глагол User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МiniZinc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МК-61/52 examples needing attention‏‎</text:p>
          </table:table-cell>
          <table:table-cell table:number-columns-repeated="16380"/>
        </table:table-row>
        <table:table-row table:style-name="ro1" table:visibility="filter">
          <table:table-cell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Рапира User‏‎</text:p>
          </table:table-cell>
          <table:table-cell table:number-columns-repeated="16380"/>
        </table:table-row>
        <table:table-row table:number-rows-repeated="1045782" table:style-name="ro1">
          <table:table-cell table:number-columns-repeated="16384"/>
        </table:table-row>
      </table:table>
      <table:database-ranges>
        <table:database-range table:target-range-address="Categories.E1:Categories.F2807" table:display-filter-buttons="true"/>
        <table:database-range table:target-range-address="Categories_marked.A1:Categories_marked.E2794" table:display-filter-buttons="true">
          <table:filter>
            <table:filter-condition table:field-number="0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Detlef Burkhardt</meta:initial-creator>
    <dc:creator>Detlef Burkhardt</dc:creator>
    <meta:creation-date>2018-02-10T03:47:25Z</meta:creation-date>
    <dc:date>2018-02-10T19:27:03Z</dc:date>
    <meta:editing-duration>PT0S</meta:editing-duration>
  </office:meta>
</office:document-meta>
</file>